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ce2"/>
        <table:table-row table:style-name="ro1">
          <table:table-cell office:value-type="string" calcext:value-type="string">
            <text:p>car</text:p>
          </table:table-cell>
          <table:table-cell office:value-type="float" office:value="524.794071957203" calcext:value-type="float">
            <text:p>524.794071957203</text:p>
          </table:table-cell>
          <table:table-cell office:value-type="float" office:value="0.187448361664191" calcext:value-type="float">
            <text:p>0.187448361664191</text:p>
          </table:table-cell>
          <table:table-cell office:value-type="float" office:value="0.0321140582366957" calcext:value-type="float">
            <text:p>0.032114058236696</text:p>
          </table:table-cell>
          <table:table-cell office:value-type="float" office:value="228.800227884333" calcext:value-type="float">
            <text:p>228.800227884333</text:p>
          </table:table-cell>
          <table:table-cell office:value-type="float" office:value="6843.59848118909" calcext:value-type="float">
            <text:p>6843.59848118909</text:p>
          </table:table-cell>
          <table:table-cell office:value-type="float" office:value="29.9108027315811" calcext:value-type="float">
            <text:p>29.9108027315811</text:p>
          </table:table-cell>
          <table:table-cell office:value-type="float" office:value="60.2048797607422" calcext:value-type="float">
            <text:p>60.2048797607422</text:p>
          </table:table-cell>
          <table:table-cell office:value-type="float" office:value="220.737212005168" calcext:value-type="float">
            <text:p>220.737212005168</text:p>
          </table:table-cell>
          <table:table-cell office:value-type="float" office:value="556.828334181036" calcext:value-type="float">
            <text:p>556.828334181036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30" calcext:value-type="float">
            <text:p>330</text:p>
          </table:table-cell>
          <table:table-cell office:value-type="float" office:value="0.226892802759263" calcext:value-type="float">
            <text:p>0.226892802759263</text:p>
          </table:table-cell>
          <table:table-cell office:value-type="float" office:value="0.265290046303138" calcext:value-type="float">
            <text:p>0.265290046303138</text:p>
          </table:table-cell>
          <table:table-cell office:value-type="float" office:value="121.154200670845" calcext:value-type="float">
            <text:p>121.154200670845</text:p>
          </table:table-cell>
          <table:table-cell office:value-type="float" office:value="3163.23947199462" calcext:value-type="float">
            <text:p>3163.23947199462</text:p>
          </table:table-cell>
          <table:table-cell office:value-type="float" office:value="26.1092017815263" calcext:value-type="float">
            <text:p>26.1092017815263</text:p>
          </table:table-cell>
          <table:table-cell office:value-type="float" office:value="69.7173614501953" calcext:value-type="float">
            <text:p>69.7173614501953</text:p>
          </table:table-cell>
          <table:table-cell office:value-type="float" office:value="99.0849640002901" calcext:value-type="float">
            <text:p>99.0849640002901</text:p>
          </table:table-cell>
          <table:table-cell office:value-type="float" office:value="400.225775982673" calcext:value-type="float">
            <text:p>400.225775982673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551.879287398478" calcext:value-type="float">
            <text:p>551.879287398478</text:p>
          </table:table-cell>
          <table:table-cell office:value-type="float" office:value="0.232477856365645" calcext:value-type="float">
            <text:p>0.232477856365645</text:p>
          </table:table-cell>
          <table:table-cell office:value-type="float" office:value="0.0635299847725935" calcext:value-type="float">
            <text:p>0.063529984772594</text:p>
          </table:table-cell>
          <table:table-cell office:value-type="float" office:value="264.804935429954" calcext:value-type="float">
            <text:p>264.804935429954</text:p>
          </table:table-cell>
          <table:table-cell office:value-type="float" office:value="11888.3918269139" calcext:value-type="float">
            <text:p>11888.3918269139</text:p>
          </table:table-cell>
          <table:table-cell office:value-type="float" office:value="44.8949027615785" calcext:value-type="float">
            <text:p>44.8949027615785</text:p>
          </table:table-cell>
          <table:table-cell office:value-type="float" office:value="77.7932968139649" calcext:value-type="float">
            <text:p>77.7932968139649</text:p>
          </table:table-cell>
          <table:table-cell office:value-type="float" office:value="253.785299778118" calcext:value-type="float">
            <text:p>253.785299778118</text:p>
          </table:table-cell>
          <table:table-cell office:value-type="float" office:value="656.769449402464" calcext:value-type="float">
            <text:p>656.769449402464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80" calcext:value-type="float">
            <text:p>380</text:p>
          </table:table-cell>
          <table:table-cell office:value-type="float" office:value="0.240855436775217" calcext:value-type="float">
            <text:p>0.240855436775217</text:p>
          </table:table-cell>
          <table:table-cell office:value-type="float" office:value="0.28623399732707" calcext:value-type="float">
            <text:p>0.28623399732707</text:p>
          </table:table-cell>
          <table:table-cell office:value-type="float" office:value="137.640110855262" calcext:value-type="float">
            <text:p>137.640110855262</text:p>
          </table:table-cell>
          <table:table-cell office:value-type="float" office:value="5402.17118040177" calcext:value-type="float">
            <text:p>5402.17118040177</text:p>
          </table:table-cell>
          <table:table-cell office:value-type="float" office:value="39.2485238992762" calcext:value-type="float">
            <text:p>39.2485238992762</text:p>
          </table:table-cell>
          <table:table-cell office:value-type="float" office:value="88.7584457397461" calcext:value-type="float">
            <text:p>88.7584457397461</text:p>
          </table:table-cell>
          <table:table-cell office:value-type="float" office:value="105.198568047696" calcext:value-type="float">
            <text:p>105.198568047696</text:p>
          </table:table-cell>
          <table:table-cell office:value-type="float" office:value="493.701813502438" calcext:value-type="float">
            <text:p>493.701813502438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62.831265909976" calcext:value-type="float">
            <text:p>362.831265909976</text:p>
          </table:table-cell>
          <table:table-cell office:value-type="float" office:value="0.200712863979348" calcext:value-type="float">
            <text:p>0.200712863979348</text:p>
          </table:table-cell>
          <table:table-cell office:value-type="float" office:value="0.244346095279206" calcext:value-type="float">
            <text:p>0.244346095279206</text:p>
          </table:table-cell>
          <table:table-cell office:value-type="float" office:value="124.912559369246" calcext:value-type="float">
            <text:p>124.912559369246</text:p>
          </table:table-cell>
          <table:table-cell office:value-type="float" office:value="3290.46244627658" calcext:value-type="float">
            <text:p>3290.46244627658</text:p>
          </table:table-cell>
          <table:table-cell office:value-type="float" office:value="26.3421265474985" calcext:value-type="float">
            <text:p>26.3421265474985</text:p>
          </table:table-cell>
          <table:table-cell office:value-type="float" office:value="69.3893890380859" calcext:value-type="float">
            <text:p>69.3893890380859</text:p>
          </table:table-cell>
          <table:table-cell office:value-type="float" office:value="103.866551881876" calcext:value-type="float">
            <text:p>103.866551881876</text:p>
          </table:table-cell>
          <table:table-cell office:value-type="float" office:value="424.796503386825" calcext:value-type="float">
            <text:p>424.796503386825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89.872977709524" calcext:value-type="float">
            <text:p>389.872977709524</text:p>
          </table:table-cell>
          <table:table-cell office:value-type="float" office:value="0.150098315671512" calcext:value-type="float">
            <text:p>0.150098315671512</text:p>
          </table:table-cell>
          <table:table-cell office:value-type="float" office:value="0.0977384381116825" calcext:value-type="float">
            <text:p>0.097738438111683</text:p>
          </table:table-cell>
          <table:table-cell office:value-type="float" office:value="118.625814270575" calcext:value-type="float">
            <text:p>118.625814270575</text:p>
          </table:table-cell>
          <table:table-cell office:value-type="float" office:value="2475.55707762295" calcext:value-type="float">
            <text:p>2475.55707762295</text:p>
          </table:table-cell>
          <table:table-cell office:value-type="float" office:value="20.8686203154435" calcext:value-type="float">
            <text:p>20.8686203154435</text:p>
          </table:table-cell>
          <table:table-cell office:value-type="float" office:value="49.7571487426758" calcext:value-type="float">
            <text:p>49.7571487426758</text:p>
          </table:table-cell>
          <table:table-cell office:value-type="float" office:value="107.686164161406" calcext:value-type="float">
            <text:p>107.686164161406</text:p>
          </table:table-cell>
          <table:table-cell office:value-type="float" office:value="429.385787860353" calcext:value-type="float">
            <text:p>429.385787860353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90.455141153209" calcext:value-type="float">
            <text:p>290.455141153209</text:p>
          </table:table-cell>
          <table:table-cell office:value-type="float" office:value="0.144164196214732" calcext:value-type="float">
            <text:p>0.144164196214732</text:p>
          </table:table-cell>
          <table:table-cell office:value-type="float" office:value="0.0530580092606274" calcext:value-type="float">
            <text:p>0.053058009260628</text:p>
          </table:table-cell>
          <table:table-cell office:value-type="float" office:value="74.6350666440604" calcext:value-type="float">
            <text:p>74.6350666440604</text:p>
          </table:table-cell>
          <table:table-cell office:value-type="float" office:value="1189.54521290185" calcext:value-type="float">
            <text:p>1189.54521290185</text:p>
          </table:table-cell>
          <table:table-cell office:value-type="float" office:value="15.938154360803" calcext:value-type="float">
            <text:p>15.938154360803</text:p>
          </table:table-cell>
          <table:table-cell office:value-type="float" office:value="35.7033309936523" calcext:value-type="float">
            <text:p>35.7033309936523</text:p>
          </table:table-cell>
          <table:table-cell office:value-type="float" office:value="65.5413244608587" calcext:value-type="float">
            <text:p>65.5413244608587</text:p>
          </table:table-cell>
          <table:table-cell office:value-type="float" office:value="330.267292895697" calcext:value-type="float">
            <text:p>330.267292895697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75.677393360123" calcext:value-type="float">
            <text:p>275.677393360123</text:p>
          </table:table-cell>
          <table:table-cell office:value-type="float" office:value="0.1539380400259" calcext:value-type="float">
            <text:p>0.1539380400259</text:p>
          </table:table-cell>
          <table:table-cell office:value-type="float" office:value="0.18779742751459" calcext:value-type="float">
            <text:p>0.18779742751459</text:p>
          </table:table-cell>
          <table:table-cell office:value-type="float" office:value="91.5278933392938" calcext:value-type="float">
            <text:p>91.5278933392938</text:p>
          </table:table-cell>
          <table:table-cell office:value-type="float" office:value="1756.23483738825" calcext:value-type="float">
            <text:p>1756.23483738825</text:p>
          </table:table-cell>
          <table:table-cell office:value-type="float" office:value="19.1879739969311" calcext:value-type="float">
            <text:p>19.1879739969311</text:p>
          </table:table-cell>
          <table:table-cell office:value-type="float" office:value="39.3051834106445" calcext:value-type="float">
            <text:p>39.3051834106445</text:p>
          </table:table-cell>
          <table:table-cell office:value-type="float" office:value="82.6586821528497" calcext:value-type="float">
            <text:p>82.6586821528497</text:p>
          </table:table-cell>
          <table:table-cell office:value-type="float" office:value="331.58830166733" calcext:value-type="float">
            <text:p>331.58830166733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70" calcext:value-type="float">
            <text:p>470</text:p>
          </table:table-cell>
          <table:table-cell office:value-type="float" office:value="0.213104701668508" calcext:value-type="float">
            <text:p>0.213104701668508</text:p>
          </table:table-cell>
          <table:table-cell office:value-type="float" office:value="0.225496539357667" calcext:value-type="float">
            <text:p>0.225496539357667</text:p>
          </table:table-cell>
          <table:table-cell office:value-type="float" office:value="184.590056576661" calcext:value-type="float">
            <text:p>184.590056576661</text:p>
          </table:table-cell>
          <table:table-cell office:value-type="float" office:value="8185.36083722613" calcext:value-type="float">
            <text:p>8185.36083722613</text:p>
          </table:table-cell>
          <table:table-cell office:value-type="float" office:value="44.3434548373234" calcext:value-type="float">
            <text:p>44.3434548373234</text:p>
          </table:table-cell>
          <table:table-cell office:value-type="float" office:value="84.4824829101563" calcext:value-type="float">
            <text:p>84.4824829101563</text:p>
          </table:table-cell>
          <table:table-cell office:value-type="float" office:value="164.122510730824" calcext:value-type="float">
            <text:p>164.122510730824</text:p>
          </table:table-cell>
          <table:table-cell office:value-type="float" office:value="603.315715078586" calcext:value-type="float">
            <text:p>603.315715078586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3" calcext:value-type="float">
            <text:p>423</text:p>
          </table:table-cell>
          <table:table-cell office:value-type="float" office:value="0.219562419900887" calcext:value-type="float">
            <text:p>0.219562419900887</text:p>
          </table:table-cell>
          <table:table-cell office:value-type="float" office:value="0.261799387799149" calcext:value-type="float">
            <text:p>0.261799387799149</text:p>
          </table:table-cell>
          <table:table-cell office:value-type="float" office:value="172.371241022963" calcext:value-type="float">
            <text:p>172.371241022963</text:p>
          </table:table-cell>
          <table:table-cell office:value-type="float" office:value="6108.10629652469" calcext:value-type="float">
            <text:p>6108.10629652469</text:p>
          </table:table-cell>
          <table:table-cell office:value-type="float" office:value="35.4357621391783" calcext:value-type="float">
            <text:p>35.4357621391783</text:p>
          </table:table-cell>
          <table:table-cell office:value-type="float" office:value="79.0563507080078" calcext:value-type="float">
            <text:p>79.0563507080078</text:p>
          </table:table-cell>
          <table:table-cell office:value-type="float" office:value="153.172902874464" calcext:value-type="float">
            <text:p>153.172902874464</text:p>
          </table:table-cell>
          <table:table-cell office:value-type="float" office:value="558.274515328047" calcext:value-type="float">
            <text:p>558.274515328047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10" calcext:value-type="float">
            <text:p>410</text:p>
          </table:table-cell>
          <table:table-cell office:value-type="float" office:value="0.317824456788167" calcext:value-type="float">
            <text:p>0.317824456788167</text:p>
          </table:table-cell>
          <table:table-cell office:value-type="float" office:value="0.297404104539833" calcext:value-type="float">
            <text:p>0.297404104539833</text:p>
          </table:table-cell>
          <table:table-cell office:value-type="float" office:value="255.815179076492" calcext:value-type="float">
            <text:p>255.815179076492</text:p>
          </table:table-cell>
          <table:table-cell office:value-type="float" office:value="10622.5471101291" calcext:value-type="float">
            <text:p>10622.5471101291</text:p>
          </table:table-cell>
          <table:table-cell office:value-type="float" office:value="41.5243033993412" calcext:value-type="float">
            <text:p>41.5243033993412</text:p>
          </table:table-cell>
          <table:table-cell office:value-type="float" office:value="67.5232086181641" calcext:value-type="float">
            <text:p>67.5232086181641</text:p>
          </table:table-cell>
          <table:table-cell office:value-type="float" office:value="246.742825543826" calcext:value-type="float">
            <text:p>246.742825543826</text:p>
          </table:table-cell>
          <table:table-cell office:value-type="float" office:value="508.540356016855" calcext:value-type="float">
            <text:p>508.540356016855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500" calcext:value-type="float">
            <text:p>500</text:p>
          </table:table-cell>
          <table:table-cell office:value-type="float" office:value="0.227241868609662" calcext:value-type="float">
            <text:p>0.227241868609662</text:p>
          </table:table-cell>
          <table:table-cell office:value-type="float" office:value="0.0509636141582344" calcext:value-type="float">
            <text:p>0.050963614158234</text:p>
          </table:table-cell>
          <table:table-cell office:value-type="float" office:value="219.295502280319" calcext:value-type="float">
            <text:p>219.295502280319</text:p>
          </table:table-cell>
          <table:table-cell office:value-type="float" office:value="9819.44961423389" calcext:value-type="float">
            <text:p>9819.44961423389</text:p>
          </table:table-cell>
          <table:table-cell office:value-type="float" office:value="44.7772503864761" calcext:value-type="float">
            <text:p>44.7772503864761</text:p>
          </table:table-cell>
          <table:table-cell office:value-type="float" office:value="76.8684997558594" calcext:value-type="float">
            <text:p>76.8684997558594</text:p>
          </table:table-cell>
          <table:table-cell office:value-type="float" office:value="207.266640420377" calcext:value-type="float">
            <text:p>207.266640420377</text:p>
          </table:table-cell>
          <table:table-cell office:value-type="float" office:value="602.527840626723" calcext:value-type="float">
            <text:p>602.527840626723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38.780157229614" calcext:value-type="float">
            <text:p>438.780157229614</text:p>
          </table:table-cell>
          <table:table-cell office:value-type="float" office:value="0.21240656996771" calcext:value-type="float">
            <text:p>0.21240656996771</text:p>
          </table:table-cell>
          <table:table-cell office:value-type="float" office:value="0.0607374579694027" calcext:value-type="float">
            <text:p>0.060737457969403</text:p>
          </table:table-cell>
          <table:table-cell office:value-type="float" office:value="120.901596412629" calcext:value-type="float">
            <text:p>120.901596412629</text:p>
          </table:table-cell>
          <table:table-cell office:value-type="float" office:value="4879.49557586941" calcext:value-type="float">
            <text:p>4879.49557586941</text:p>
          </table:table-cell>
          <table:table-cell office:value-type="float" office:value="40.3592319758626" calcext:value-type="float">
            <text:p>40.3592319758626</text:p>
          </table:table-cell>
          <table:table-cell office:value-type="float" office:value="80.7917785644531" calcext:value-type="float">
            <text:p>80.7917785644531</text:p>
          </table:table-cell>
          <table:table-cell office:value-type="float" office:value="89.9437864190632" calcext:value-type="float">
            <text:p>89.9437864190632</text:p>
          </table:table-cell>
          <table:table-cell office:value-type="float" office:value="525.420149435082" calcext:value-type="float">
            <text:p>525.420149435082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66.942379098452" calcext:value-type="float">
            <text:p>366.942379098452</text:p>
          </table:table-cell>
          <table:table-cell office:value-type="float" office:value="0.28012534494509" calcext:value-type="float">
            <text:p>0.28012534494509</text:p>
          </table:table-cell>
          <table:table-cell office:value-type="float" office:value="0.252025543987982" calcext:value-type="float">
            <text:p>0.252025543987982</text:p>
          </table:table-cell>
          <table:table-cell office:value-type="float" office:value="172.745553738697" calcext:value-type="float">
            <text:p>172.745553738697</text:p>
          </table:table-cell>
          <table:table-cell office:value-type="float" office:value="7064.8159090557" calcext:value-type="float">
            <text:p>7064.8159090557</text:p>
          </table:table-cell>
          <table:table-cell office:value-type="float" office:value="40.89723733059" calcext:value-type="float">
            <text:p>40.89723733059</text:p>
          </table:table-cell>
          <table:table-cell office:value-type="float" office:value="75.6043243408203" calcext:value-type="float">
            <text:p>75.6043243408203</text:p>
          </table:table-cell>
          <table:table-cell office:value-type="float" office:value="155.322284925201" calcext:value-type="float">
            <text:p>155.322284925201</text:p>
          </table:table-cell>
          <table:table-cell office:value-type="float" office:value="471.588195379786" calcext:value-type="float">
            <text:p>471.588195379786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85.66880545435" calcext:value-type="float">
            <text:p>485.66880545435</text:p>
          </table:table-cell>
          <table:table-cell office:value-type="float" office:value="0.230208928338052" calcext:value-type="float">
            <text:p>0.230208928338052</text:p>
          </table:table-cell>
          <table:table-cell office:value-type="float" office:value="0.134041286553165" calcext:value-type="float">
            <text:p>0.134041286553165</text:p>
          </table:table-cell>
          <table:table-cell office:value-type="float" office:value="253.893698607259" calcext:value-type="float">
            <text:p>253.893698607259</text:p>
          </table:table-cell>
          <table:table-cell office:value-type="float" office:value="8135.96835907403" calcext:value-type="float">
            <text:p>8135.96835907403</text:p>
          </table:table-cell>
          <table:table-cell office:value-type="float" office:value="32.0447825357782" calcext:value-type="float">
            <text:p>32.0447825357782</text:p>
          </table:table-cell>
          <table:table-cell office:value-type="float" office:value="64.8554458618164" calcext:value-type="float">
            <text:p>64.8554458618164</text:p>
          </table:table-cell>
          <table:table-cell office:value-type="float" office:value="245.470530643686" calcext:value-type="float">
            <text:p>245.470530643686</text:p>
          </table:table-cell>
          <table:table-cell office:value-type="float" office:value="541.363975056977" calcext:value-type="float">
            <text:p>541.363975056977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90" calcext:value-type="float">
            <text:p>390</text:p>
          </table:table-cell>
          <table:table-cell office:value-type="float" office:value="0.358316095434436" calcext:value-type="float">
            <text:p>0.358316095434436</text:p>
          </table:table-cell>
          <table:table-cell office:value-type="float" office:value="0.203854456632938" calcext:value-type="float">
            <text:p>0.203854456632938</text:p>
          </table:table-cell>
          <table:table-cell office:value-type="float" office:value="245.686103066248" calcext:value-type="float">
            <text:p>245.686103066248</text:p>
          </table:table-cell>
          <table:table-cell office:value-type="float" office:value="10055.83687254" calcext:value-type="float">
            <text:p>10055.83687254</text:p>
          </table:table-cell>
          <table:table-cell office:value-type="float" office:value="40.9296120010031" calcext:value-type="float">
            <text:p>40.9296120010031</text:p>
          </table:table-cell>
          <table:table-cell office:value-type="float" office:value="70.3247833251953" calcext:value-type="float">
            <text:p>70.3247833251953</text:p>
          </table:table-cell>
          <table:table-cell office:value-type="float" office:value="236.490169666511" calcext:value-type="float">
            <text:p>236.490169666511</text:p>
          </table:table-cell>
          <table:table-cell office:value-type="float" office:value="477.548359960487" calcext:value-type="float">
            <text:p>477.548359960487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69.495946291776" calcext:value-type="float">
            <text:p>269.495946291776</text:p>
          </table:table-cell>
          <table:table-cell office:value-type="float" office:value="0.207519648062126" calcext:value-type="float">
            <text:p>0.207519648062126</text:p>
          </table:table-cell>
          <table:table-cell office:value-type="float" office:value="0.0383972435438751" calcext:value-type="float">
            <text:p>0.038397243543875</text:p>
          </table:table-cell>
          <table:table-cell office:value-type="float" office:value="80.4110854817668" calcext:value-type="float">
            <text:p>80.4110854817668</text:p>
          </table:table-cell>
          <table:table-cell office:value-type="float" office:value="1963.60524809894" calcext:value-type="float">
            <text:p>1963.60524809894</text:p>
          </table:table-cell>
          <table:table-cell office:value-type="float" office:value="24.4195838961058" calcext:value-type="float">
            <text:p>24.4195838961058</text:p>
          </table:table-cell>
          <table:table-cell office:value-type="float" office:value="44.7401542663574" calcext:value-type="float">
            <text:p>44.7401542663574</text:p>
          </table:table-cell>
          <table:table-cell office:value-type="float" office:value="66.8383093173733" calcext:value-type="float">
            <text:p>66.8383093173733</text:p>
          </table:table-cell>
          <table:table-cell office:value-type="float" office:value="329.090647076645" calcext:value-type="float">
            <text:p>329.090647076645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00" calcext:value-type="float">
            <text:p>300</text:p>
          </table:table-cell>
          <table:table-cell office:value-type="float" office:value="0.190066355542182" calcext:value-type="float">
            <text:p>0.190066355542182</text:p>
          </table:table-cell>
          <table:table-cell office:value-type="float" office:value="0.166853476490658" calcext:value-type="float">
            <text:p>0.166853476490658</text:p>
          </table:table-cell>
          <table:table-cell office:value-type="float" office:value="97.1081295110868" calcext:value-type="float">
            <text:p>97.1081295110868</text:p>
          </table:table-cell>
          <table:table-cell office:value-type="float" office:value="3039.56130302041" calcext:value-type="float">
            <text:p>3039.56130302041</text:p>
          </table:table-cell>
          <table:table-cell office:value-type="float" office:value="31.3007913788864" calcext:value-type="float">
            <text:p>31.3007913788864</text:p>
          </table:table-cell>
          <table:table-cell office:value-type="float" office:value="51.3539733886719" calcext:value-type="float">
            <text:p>51.3539733886719</text:p>
          </table:table-cell>
          <table:table-cell office:value-type="float" office:value="82.41819202857" calcext:value-type="float">
            <text:p>82.41819202857</text:p>
          </table:table-cell>
          <table:table-cell office:value-type="float" office:value="387.078227539912" calcext:value-type="float">
            <text:p>387.078227539912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25" calcext:value-type="float">
            <text:p>325</text:p>
          </table:table-cell>
          <table:table-cell office:value-type="float" office:value="0.22462387473167" calcext:value-type="float">
            <text:p>0.22462387473167</text:p>
          </table:table-cell>
          <table:table-cell office:value-type="float" office:value="0.286932129027868" calcext:value-type="float">
            <text:p>0.286932129027868</text:p>
          </table:table-cell>
          <table:table-cell office:value-type="float" office:value="229.215863392334" calcext:value-type="float">
            <text:p>229.215863392334</text:p>
          </table:table-cell>
          <table:table-cell office:value-type="float" office:value="5705.33208950853" calcext:value-type="float">
            <text:p>5705.33208950853</text:p>
          </table:table-cell>
          <table:table-cell office:value-type="float" office:value="24.8906511315191" calcext:value-type="float">
            <text:p>24.8906511315191</text:p>
          </table:table-cell>
          <table:table-cell office:value-type="float" office:value="35.6027145385742" calcext:value-type="float">
            <text:p>35.6027145385742</text:p>
          </table:table-cell>
          <table:table-cell office:value-type="float" office:value="227.264793739528" calcext:value-type="float">
            <text:p>227.264793739528</text:p>
          </table:table-cell>
          <table:table-cell office:value-type="float" office:value="462.703006933885" calcext:value-type="float">
            <text:p>462.703006933885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94.474845619565" calcext:value-type="float">
            <text:p>294.474845619565</text:p>
          </table:table-cell>
          <table:table-cell office:value-type="float" office:value="0.206646983436129" calcext:value-type="float">
            <text:p>0.206646983436129</text:p>
          </table:table-cell>
          <table:table-cell office:value-type="float" office:value="0.46774823953448" calcext:value-type="float">
            <text:p>0.46774823953448</text:p>
          </table:table-cell>
          <table:table-cell office:value-type="float" office:value="194.871035347924" calcext:value-type="float">
            <text:p>194.871035347924</text:p>
          </table:table-cell>
          <table:table-cell office:value-type="float" office:value="5541.25612625186" calcext:value-type="float">
            <text:p>5541.25612625186</text:p>
          </table:table-cell>
          <table:table-cell office:value-type="float" office:value="28.4355041084401" calcext:value-type="float">
            <text:p>28.4355041084401</text:p>
          </table:table-cell>
          <table:table-cell office:value-type="float" office:value="36.765796661377" calcext:value-type="float">
            <text:p>36.765796661377</text:p>
          </table:table-cell>
          <table:table-cell office:value-type="float" office:value="191.804890469621" calcext:value-type="float">
            <text:p>191.804890469621</text:p>
          </table:table-cell>
          <table:table-cell office:value-type="float" office:value="445.513299366226" calcext:value-type="float">
            <text:p>445.513299366226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500" calcext:value-type="float">
            <text:p>500</text:p>
          </table:table-cell>
          <table:table-cell office:value-type="float" office:value="0.192684349420174" calcext:value-type="float">
            <text:p>0.192684349420174</text:p>
          </table:table-cell>
          <table:table-cell office:value-type="float" office:value="0.194778744522567" calcext:value-type="float">
            <text:p>0.194778744522567</text:p>
          </table:table-cell>
          <table:table-cell office:value-type="float" office:value="144.688577914618" calcext:value-type="float">
            <text:p>144.688577914618</text:p>
          </table:table-cell>
          <table:table-cell office:value-type="float" office:value="3055.01296312039" calcext:value-type="float">
            <text:p>3055.01296312039</text:p>
          </table:table-cell>
          <table:table-cell office:value-type="float" office:value="21.1144031350089" calcext:value-type="float">
            <text:p>21.1144031350089</text:p>
          </table:table-cell>
          <table:table-cell office:value-type="float" office:value="96.5633697509766" calcext:value-type="float">
            <text:p>96.5633697509766</text:p>
          </table:table-cell>
          <table:table-cell office:value-type="float" office:value="107.751102978955" calcext:value-type="float">
            <text:p>107.751102978955</text:p>
          </table:table-cell>
          <table:table-cell office:value-type="float" office:value="542.89708889202" calcext:value-type="float">
            <text:p>542.89708889202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11" calcext:value-type="float">
            <text:p>211</text:p>
          </table:table-cell>
          <table:table-cell office:value-type="float" office:value="0.0539306738866248" calcext:value-type="float">
            <text:p>0.053930673886625</text:p>
          </table:table-cell>
          <table:table-cell office:value-type="float" office:value="0.0942477796076938" calcext:value-type="float">
            <text:p>0.094247779607694</text:p>
          </table:table-cell>
          <table:table-cell office:value-type="float" office:value="30.7534434582692" calcext:value-type="float">
            <text:p>30.7534434582692</text:p>
          </table:table-cell>
          <table:table-cell office:value-type="float" office:value="151.984577555321" calcext:value-type="float">
            <text:p>151.984577555321</text:p>
          </table:table-cell>
          <table:table-cell office:value-type="float" office:value="4.94203446718272" calcext:value-type="float">
            <text:p>4.94203446718272</text:p>
          </table:table-cell>
          <table:table-cell office:value-type="float" office:value="14.2683744430542" calcext:value-type="float">
            <text:p>14.2683744430542</text:p>
          </table:table-cell>
          <table:table-cell office:value-type="float" office:value="27.2431236600497" calcext:value-type="float">
            <text:p>27.2431236600497</text:p>
          </table:table-cell>
          <table:table-cell office:value-type="float" office:value="217.130704027598" calcext:value-type="float">
            <text:p>217.130704027598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196.856714178959" calcext:value-type="float">
            <text:p>196.856714178959</text:p>
          </table:table-cell>
          <table:table-cell office:value-type="float" office:value="0.0200712863979348" calcext:value-type="float">
            <text:p>0.020071286397935</text:p>
          </table:table-cell>
          <table:table-cell office:value-type="float" office:value="0.0907571211037051" calcext:value-type="float">
            <text:p>0.090757121103705</text:p>
          </table:table-cell>
          <table:table-cell office:value-type="float" office:value="28.5931261346611" calcext:value-type="float">
            <text:p>28.5931261346611</text:p>
          </table:table-cell>
          <table:table-cell office:value-type="float" office:value="82.0588885291781" calcext:value-type="float">
            <text:p>82.0588885291781</text:p>
          </table:table-cell>
          <table:table-cell office:value-type="float" office:value="2.86988166815746" calcext:value-type="float">
            <text:p>2.86988166815746</text:p>
          </table:table-cell>
          <table:table-cell office:value-type="float" office:value="7.96878337860107" calcext:value-type="float">
            <text:p>7.96878337860107</text:p>
          </table:table-cell>
          <table:table-cell office:value-type="float" office:value="27.6615159531426" calcext:value-type="float">
            <text:p>27.6615159531426</text:p>
          </table:table-cell>
          <table:table-cell office:value-type="float" office:value="200.749336434656" calcext:value-type="float">
            <text:p>200.749336434656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45" calcext:value-type="float">
            <text:p>245</text:p>
          </table:table-cell>
          <table:table-cell office:value-type="float" office:value="0.189019157990986" calcext:value-type="float">
            <text:p>0.189019157990986</text:p>
          </table:table-cell>
          <table:table-cell office:value-type="float" office:value="0.0816814089933348" calcext:value-type="float">
            <text:p>0.081681408993335</text:p>
          </table:table-cell>
          <table:table-cell office:value-type="float" office:value="62.9029550922835" calcext:value-type="float">
            <text:p>62.9029550922835</text:p>
          </table:table-cell>
          <table:table-cell office:value-type="float" office:value="1235.98335588986" calcext:value-type="float">
            <text:p>1235.98335588986</text:p>
          </table:table-cell>
          <table:table-cell office:value-type="float" office:value="19.6490507334127" calcext:value-type="float">
            <text:p>19.6490507334127</text:p>
          </table:table-cell>
          <table:table-cell office:value-type="float" office:value="42.1520156860352" calcext:value-type="float">
            <text:p>42.1520156860352</text:p>
          </table:table-cell>
          <table:table-cell office:value-type="float" office:value="46.6903554272282" calcext:value-type="float">
            <text:p>46.6903554272282</text:p>
          </table:table-cell>
          <table:table-cell office:value-type="float" office:value="292.376238446337" calcext:value-type="float">
            <text:p>292.376238446337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352.656446778247" calcext:value-type="float">
            <text:p>352.656446778247</text:p>
          </table:table-cell>
          <table:table-cell office:value-type="float" office:value="0.121998514714404" calcext:value-type="float">
            <text:p>0.121998514714404</text:p>
          </table:table-cell>
          <table:table-cell office:value-type="float" office:value="0.0907571211037051" calcext:value-type="float">
            <text:p>0.090757121103705</text:p>
          </table:table-cell>
          <table:table-cell office:value-type="float" office:value="68.5278463866746" calcext:value-type="float">
            <text:p>68.5278463866746</text:p>
          </table:table-cell>
          <table:table-cell office:value-type="float" office:value="1066.1578463393" calcext:value-type="float">
            <text:p>1066.1578463393</text:p>
          </table:table-cell>
          <table:table-cell office:value-type="float" office:value="15.5580235270113" calcext:value-type="float">
            <text:p>15.5580235270113</text:p>
          </table:table-cell>
          <table:table-cell office:value-type="float" office:value="43.6919250488281" calcext:value-type="float">
            <text:p>43.6919250488281</text:p>
          </table:table-cell>
          <table:table-cell office:value-type="float" office:value="52.7928166701967" calcext:value-type="float">
            <text:p>52.7928166701967</text:p>
          </table:table-cell>
          <table:table-cell office:value-type="float" office:value="382.73318653545" calcext:value-type="float">
            <text:p>382.73318653545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43.293975735873" calcext:value-type="float">
            <text:p>243.293975735873</text:p>
          </table:table-cell>
          <table:table-cell office:value-type="float" office:value="0.0399680398706702" calcext:value-type="float">
            <text:p>0.03996803987067</text:p>
          </table:table-cell>
          <table:table-cell office:value-type="float" office:value="0.0670206432765823" calcext:value-type="float">
            <text:p>0.067020643276582</text:p>
          </table:table-cell>
          <table:table-cell office:value-type="float" office:value="68.5447777184068" calcext:value-type="float">
            <text:p>68.5447777184068</text:p>
          </table:table-cell>
          <table:table-cell office:value-type="float" office:value="383.928453042621" calcext:value-type="float">
            <text:p>383.928453042621</text:p>
          </table:table-cell>
          <table:table-cell office:value-type="float" office:value="5.60113353375894" calcext:value-type="float">
            <text:p>5.60113353375894</text:p>
          </table:table-cell>
          <table:table-cell office:value-type="float" office:value="9.99134826660156" calcext:value-type="float">
            <text:p>9.99134826660156</text:p>
          </table:table-cell>
          <table:table-cell office:value-type="float" office:value="67.816655718713" calcext:value-type="float">
            <text:p>67.816655718713</text:p>
          </table:table-cell>
          <table:table-cell office:value-type="float" office:value="263.640761308045" calcext:value-type="float">
            <text:p>263.640761308045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59.885145040755" calcext:value-type="float">
            <text:p>259.885145040755</text:p>
          </table:table-cell>
          <table:table-cell office:value-type="float" office:value="0.0706858347057703" calcext:value-type="float">
            <text:p>0.07068583470577</text:p>
          </table:table-cell>
          <table:table-cell office:value-type="float" office:value="0.00698131700797733" calcext:value-type="float">
            <text:p>0.006981317007977</text:p>
          </table:table-cell>
          <table:table-cell office:value-type="float" office:value="58.2438072760283" calcext:value-type="float">
            <text:p>58.2438072760283</text:p>
          </table:table-cell>
          <table:table-cell office:value-type="float" office:value="465.087265038629" calcext:value-type="float">
            <text:p>465.087265038629</text:p>
          </table:table-cell>
          <table:table-cell office:value-type="float" office:value="7.985179657547" calcext:value-type="float">
            <text:p>7.985179657547</text:p>
          </table:table-cell>
          <table:table-cell office:value-type="float" office:value="17.5068378448486" calcext:value-type="float">
            <text:p>17.5068378448486</text:p>
          </table:table-cell>
          <table:table-cell office:value-type="float" office:value="56.3402407903479" calcext:value-type="float">
            <text:p>56.3402407903479</text:p>
          </table:table-cell>
          <table:table-cell office:value-type="float" office:value="267.51744602835" calcext:value-type="float">
            <text:p>267.51744602835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50" calcext:value-type="float">
            <text:p>250</text:p>
          </table:table-cell>
          <table:table-cell office:value-type="float" office:value="0.0680678408277788" calcext:value-type="float">
            <text:p>0.068067840827779</text:p>
          </table:table-cell>
          <table:table-cell office:value-type="float" office:value="-0.0153588974175501" calcext:value-type="float">
            <text:p>-0.01535889741755</text:p>
          </table:table-cell>
          <table:table-cell office:value-type="float" office:value="57.1724311622728" calcext:value-type="float">
            <text:p>57.1724311622728</text:p>
          </table:table-cell>
          <table:table-cell office:value-type="float" office:value="652.901349369076" calcext:value-type="float">
            <text:p>652.901349369076</text:p>
          </table:table-cell>
          <table:table-cell office:value-type="float" office:value="11.4198633169183" calcext:value-type="float">
            <text:p>11.4198633169183</text:p>
          </table:table-cell>
          <table:table-cell office:value-type="float" office:value="17.7769813537598" calcext:value-type="float">
            <text:p>17.7769813537598</text:p>
          </table:table-cell>
          <table:table-cell office:value-type="float" office:value="55.7912695700096" calcext:value-type="float">
            <text:p>55.7912695700096</text:p>
          </table:table-cell>
          <table:table-cell office:value-type="float" office:value="278.308615158723" calcext:value-type="float">
            <text:p>278.308615158723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00" calcext:value-type="float">
            <text:p>200</text:p>
          </table:table-cell>
          <table:table-cell office:value-type="float" office:value="0.0376991118430775" calcext:value-type="float">
            <text:p>0.037699111843078</text:p>
          </table:table-cell>
          <table:table-cell office:value-type="float" office:value="0.117286125734019" calcext:value-type="float">
            <text:p>0.117286125734019</text:p>
          </table:table-cell>
          <table:table-cell office:value-type="float" office:value="42.3166752874958" calcext:value-type="float">
            <text:p>42.3166752874958</text:p>
          </table:table-cell>
          <table:table-cell office:value-type="float" office:value="220.810906645982" calcext:value-type="float">
            <text:p>220.810906645982</text:p>
          </table:table-cell>
          <table:table-cell office:value-type="float" office:value="5.21805896010999" calcext:value-type="float">
            <text:p>5.21805896010999</text:p>
          </table:table-cell>
          <table:table-cell office:value-type="float" office:value="10.6757640838623" calcext:value-type="float">
            <text:p>10.6757640838623</text:p>
          </table:table-cell>
          <table:table-cell office:value-type="float" office:value="40.9478822684684" calcext:value-type="float">
            <text:p>40.9478822684684</text:p>
          </table:table-cell>
          <table:table-cell office:value-type="float" office:value="218.034313090691" calcext:value-type="float">
            <text:p>218.034313090691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355" calcext:value-type="float">
            <text:p>355</text:p>
          </table:table-cell>
          <table:table-cell office:value-type="float" office:value="0.0640535835481919" calcext:value-type="float">
            <text:p>0.064053583548192</text:p>
          </table:table-cell>
          <table:table-cell office:value-type="float" office:value="0.0844739357965256" calcext:value-type="float">
            <text:p>0.084473935796526</text:p>
          </table:table-cell>
          <table:table-cell office:value-type="float" office:value="89.5584634546722" calcext:value-type="float">
            <text:p>89.5584634546722</text:p>
          </table:table-cell>
          <table:table-cell office:value-type="float" office:value="1033.85424506861" calcext:value-type="float">
            <text:p>1033.85424506861</text:p>
          </table:table-cell>
          <table:table-cell office:value-type="float" office:value="11.5439033363036" calcext:value-type="float">
            <text:p>11.5439033363036</text:p>
          </table:table-cell>
          <table:table-cell office:value-type="float" office:value="27.5626621246338" calcext:value-type="float">
            <text:p>27.5626621246338</text:p>
          </table:table-cell>
          <table:table-cell office:value-type="float" office:value="86.5765610934674" calcext:value-type="float">
            <text:p>86.5765610934674</text:p>
          </table:table-cell>
          <table:table-cell office:value-type="float" office:value="372.039956598463" calcext:value-type="float">
            <text:p>372.039956598463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272" calcext:value-type="float">
            <text:p>272</text:p>
          </table:table-cell>
          <table:table-cell office:value-type="float" office:value="0.0914552528045029" calcext:value-type="float">
            <text:p>0.091455252804503</text:p>
          </table:table-cell>
          <table:table-cell office:value-type="float" office:value="0.00488692190558399" calcext:value-type="float">
            <text:p>0.004886921905584</text:p>
          </table:table-cell>
          <table:table-cell office:value-type="float" office:value="63.7893803121922" calcext:value-type="float">
            <text:p>63.7893803121922</text:p>
          </table:table-cell>
          <table:table-cell office:value-type="float" office:value="718.946310198033" calcext:value-type="float">
            <text:p>718.946310198033</text:p>
          </table:table-cell>
          <table:table-cell office:value-type="float" office:value="11.2706269708129" calcext:value-type="float">
            <text:p>11.2706269708129</text:p>
          </table:table-cell>
          <table:table-cell office:value-type="float" office:value="20.0855560302734" calcext:value-type="float">
            <text:p>20.0855560302734</text:p>
          </table:table-cell>
          <table:table-cell office:value-type="float" office:value="60.6907291187748" calcext:value-type="float">
            <text:p>60.6907291187748</text:p>
          </table:table-cell>
          <table:table-cell office:value-type="float" office:value="286.920220323999" calcext:value-type="float">
            <text:p>286.920220323999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341.620013108249" calcext:value-type="float">
            <text:p>341.620013108249</text:p>
          </table:table-cell>
          <table:table-cell office:value-type="float" office:value="0.0919788515801011" calcext:value-type="float">
            <text:p>0.091978851580101</text:p>
          </table:table-cell>
          <table:table-cell office:value-type="float" office:value="0.0740019602845596" calcext:value-type="float">
            <text:p>0.07400196028456</text:p>
          </table:table-cell>
          <table:table-cell office:value-type="float" office:value="85.043028555804" calcext:value-type="float">
            <text:p>85.043028555804</text:p>
          </table:table-cell>
          <table:table-cell office:value-type="float" office:value="1370.83806782394" calcext:value-type="float">
            <text:p>1370.83806782394</text:p>
          </table:table-cell>
          <table:table-cell office:value-type="float" office:value="16.119346771904" calcext:value-type="float">
            <text:p>16.119346771904</text:p>
          </table:table-cell>
          <table:table-cell office:value-type="float" office:value="29.0289688110352" calcext:value-type="float">
            <text:p>29.0289688110352</text:p>
          </table:table-cell>
          <table:table-cell office:value-type="float" office:value="79.9351968069822" calcext:value-type="float">
            <text:p>79.9351968069822</text:p>
          </table:table-cell>
          <table:table-cell office:value-type="float" office:value="385.133459842267" calcext:value-type="float">
            <text:p>385.133459842267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160.322452510402" calcext:value-type="float">
            <text:p>160.322452510402</text:p>
          </table:table-cell>
          <table:table-cell office:value-type="float" office:value="0.176976386152225" calcext:value-type="float">
            <text:p>0.176976386152225</text:p>
          </table:table-cell>
          <table:table-cell office:value-type="float" office:value="0.163362817986669" calcext:value-type="float">
            <text:p>0.163362817986669</text:p>
          </table:table-cell>
          <table:table-cell office:value-type="float" office:value="37.2171240005076" calcext:value-type="float">
            <text:p>37.2171240005076</text:p>
          </table:table-cell>
          <table:table-cell office:value-type="float" office:value="341.881462236264" calcext:value-type="float">
            <text:p>341.881462236264</text:p>
          </table:table-cell>
          <table:table-cell office:value-type="float" office:value="9.1861333033579" calcext:value-type="float">
            <text:p>9.1861333033579</text:p>
          </table:table-cell>
          <table:table-cell office:value-type="float" office:value="30.8891639709473" calcext:value-type="float">
            <text:p>30.8891639709473</text:p>
          </table:table-cell>
          <table:table-cell office:value-type="float" office:value="20.7599103980379" calcext:value-type="float">
            <text:p>20.7599103980379</text:p>
          </table:table-cell>
          <table:table-cell office:value-type="float" office:value="187.566518243121" calcext:value-type="float">
            <text:p>187.566518243121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301.304399229084" calcext:value-type="float">
            <text:p>301.304399229084</text:p>
          </table:table-cell>
          <table:table-cell office:value-type="float" office:value="0.109781209950443" calcext:value-type="float">
            <text:p>0.109781209950443</text:p>
          </table:table-cell>
          <table:table-cell office:value-type="float" office:value="0.0356047167406844" calcext:value-type="float">
            <text:p>0.035604716740684</text:p>
          </table:table-cell>
          <table:table-cell office:value-type="float" office:value="64.6161999260858" calcext:value-type="float">
            <text:p>64.6161999260858</text:p>
          </table:table-cell>
          <table:table-cell office:value-type="float" office:value="942.773190633816" calcext:value-type="float">
            <text:p>942.773190633816</text:p>
          </table:table-cell>
          <table:table-cell office:value-type="float" office:value="14.5903533744208" calcext:value-type="float">
            <text:p>14.5903533744208</text:p>
          </table:table-cell>
          <table:table-cell office:value-type="float" office:value="29.0456771850586" calcext:value-type="float">
            <text:p>29.0456771850586</text:p>
          </table:table-cell>
          <table:table-cell office:value-type="float" office:value="57.7200304354695" calcext:value-type="float">
            <text:p>57.7200304354695</text:p>
          </table:table-cell>
          <table:table-cell office:value-type="float" office:value="335.768458786601" calcext:value-type="float">
            <text:p>335.768458786601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155" calcext:value-type="float">
            <text:p>155</text:p>
          </table:table-cell>
          <table:table-cell office:value-type="float" office:value="0.172787595947439" calcext:value-type="float">
            <text:p>0.172787595947439</text:p>
          </table:table-cell>
          <table:table-cell office:value-type="float" office:value="0.118682389135614" calcext:value-type="float">
            <text:p>0.118682389135614</text:p>
          </table:table-cell>
          <table:table-cell office:value-type="float" office:value="38.9401684059518" calcext:value-type="float">
            <text:p>38.9401684059518</text:p>
          </table:table-cell>
          <table:table-cell office:value-type="float" office:value="415.111601023476" calcext:value-type="float">
            <text:p>415.111601023476</text:p>
          </table:table-cell>
          <table:table-cell office:value-type="float" office:value="10.6602415453352" calcext:value-type="float">
            <text:p>10.6602415453352</text:p>
          </table:table-cell>
          <table:table-cell office:value-type="float" office:value="25.8365020751953" calcext:value-type="float">
            <text:p>25.8365020751953</text:p>
          </table:table-cell>
          <table:table-cell office:value-type="float" office:value="29.1343761789803" calcext:value-type="float">
            <text:p>29.1343761789803</text:p>
          </table:table-cell>
          <table:table-cell office:value-type="float" office:value="184.817040936767" calcext:value-type="float">
            <text:p>184.817040936767</text:p>
          </table:table-cell>
        </table:table-row>
        <table:table-row table:style-name="ro1">
          <table:table-cell office:value-type="string" calcext:value-type="string">
            <text:p>fad</text:p>
          </table:table-cell>
          <table:table-cell office:value-type="float" office:value="144" calcext:value-type="float">
            <text:p>144</text:p>
          </table:table-cell>
          <table:table-cell office:value-type="float" office:value="0.120602251312808" calcext:value-type="float">
            <text:p>0.120602251312808</text:p>
          </table:table-cell>
          <table:table-cell office:value-type="float" office:value="0.0460766922526505" calcext:value-type="float">
            <text:p>0.046076692252651</text:p>
          </table:table-cell>
          <table:table-cell office:value-type="float" office:value="19.6476695229356" calcext:value-type="float">
            <text:p>19.6476695229356</text:p>
          </table:table-cell>
          <table:table-cell office:value-type="float" office:value="70.4262388067353" calcext:value-type="float">
            <text:p>70.4262388067353</text:p>
          </table:table-cell>
          <table:table-cell office:value-type="float" office:value="3.58445762356313" calcext:value-type="float">
            <text:p>3.58445762356313</text:p>
          </table:table-cell>
          <table:table-cell office:value-type="float" office:value="18.1310138702393" calcext:value-type="float">
            <text:p>18.1310138702393</text:p>
          </table:table-cell>
          <table:table-cell office:value-type="float" office:value="7.56949311695308" calcext:value-type="float">
            <text:p>7.56949311695308</text:p>
          </table:table-cell>
          <table:table-cell office:value-type="float" office:value="160.37377029283" calcext:value-type="float">
            <text:p>160.37377029283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178" calcext:value-type="float">
            <text:p>178</text:p>
          </table:table-cell>
          <table:table-cell office:value-type="float" office:value="0.170867733770245" calcext:value-type="float">
            <text:p>0.170867733770245</text:p>
          </table:table-cell>
          <table:table-cell office:value-type="float" office:value="0.212930168743308" calcext:value-type="float">
            <text:p>0.212930168743308</text:p>
          </table:table-cell>
          <table:table-cell office:value-type="float" office:value="41.5421667584819" calcext:value-type="float">
            <text:p>41.5421667584819</text:p>
          </table:table-cell>
          <table:table-cell office:value-type="float" office:value="489.440520476331" calcext:value-type="float">
            <text:p>489.440520476331</text:p>
          </table:table-cell>
          <table:table-cell office:value-type="float" office:value="11.7817764133932" calcext:value-type="float">
            <text:p>11.7817764133932</text:p>
          </table:table-cell>
          <table:table-cell office:value-type="float" office:value="35.7477951049805" calcext:value-type="float">
            <text:p>35.7477951049805</text:p>
          </table:table-cell>
          <table:table-cell office:value-type="float" office:value="21.1623933117683" calcext:value-type="float">
            <text:p>21.1623933117683</text:p>
          </table:table-cell>
          <table:table-cell office:value-type="float" office:value="215.905934171477" calcext:value-type="float">
            <text:p>215.905934171477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195" calcext:value-type="float">
            <text:p>195</text:p>
          </table:table-cell>
          <table:table-cell office:value-type="float" office:value="0.139102741383948" calcext:value-type="float">
            <text:p>0.139102741383948</text:p>
          </table:table-cell>
          <table:table-cell office:value-type="float" office:value="0.205250720034533" calcext:value-type="float">
            <text:p>0.205250720034533</text:p>
          </table:table-cell>
          <table:table-cell office:value-type="float" office:value="37.4621956231391" calcext:value-type="float">
            <text:p>37.4621956231391</text:p>
          </table:table-cell>
          <table:table-cell office:value-type="float" office:value="328.384051618994" calcext:value-type="float">
            <text:p>328.384051618994</text:p>
          </table:table-cell>
          <table:table-cell office:value-type="float" office:value="8.76574493717508" calcext:value-type="float">
            <text:p>8.76574493717508</text:p>
          </table:table-cell>
          <table:table-cell office:value-type="float" office:value="35.0238265991211" calcext:value-type="float">
            <text:p>35.0238265991211</text:p>
          </table:table-cell>
          <table:table-cell office:value-type="float" office:value="13.2946502587342" calcext:value-type="float">
            <text:p>13.2946502587342</text:p>
          </table:table-cell>
          <table:table-cell office:value-type="float" office:value="232.587627673308" calcext:value-type="float">
            <text:p>232.587627673308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435.093166648053" calcext:value-type="float">
            <text:p>435.093166648053</text:p>
          </table:table-cell>
          <table:table-cell office:value-type="float" office:value="0.0769690200129499" calcext:value-type="float">
            <text:p>0.07696902001295</text:p>
          </table:table-cell>
          <table:table-cell office:value-type="float" office:value="0.161268422884276" calcext:value-type="float">
            <text:p>0.161268422884276</text:p>
          </table:table-cell>
          <table:table-cell office:value-type="float" office:value="123.597537588887" calcext:value-type="float">
            <text:p>123.597537588887</text:p>
          </table:table-cell>
          <table:table-cell office:value-type="float" office:value="1342.27764758082" calcext:value-type="float">
            <text:p>1342.27764758082</text:p>
          </table:table-cell>
          <table:table-cell office:value-type="float" office:value="10.8600678764778" calcext:value-type="float">
            <text:p>10.8600678764778</text:p>
          </table:table-cell>
          <table:table-cell office:value-type="float" office:value="37.3847236633301" calcext:value-type="float">
            <text:p>37.3847236633301</text:p>
          </table:table-cell>
          <table:table-cell office:value-type="float" office:value="117.808037933162" calcext:value-type="float">
            <text:p>117.808037933162</text:p>
          </table:table-cell>
          <table:table-cell office:value-type="float" office:value="433.202322143437" calcext:value-type="float">
            <text:p>433.202322143437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250" calcext:value-type="float">
            <text:p>250</text:p>
          </table:table-cell>
          <table:table-cell office:value-type="float" office:value="0.0471238898038469" calcext:value-type="float">
            <text:p>0.047123889803847</text:p>
          </table:table-cell>
          <table:table-cell office:value-type="float" office:value="0.0139626340159547" calcext:value-type="float">
            <text:p>0.013962634015955</text:p>
          </table:table-cell>
          <table:table-cell office:value-type="float" office:value="70.9070400206956" calcext:value-type="float">
            <text:p>70.9070400206956</text:p>
          </table:table-cell>
          <table:table-cell office:value-type="float" office:value="224.145787342118" calcext:value-type="float">
            <text:p>224.145787342118</text:p>
          </table:table-cell>
          <table:table-cell office:value-type="float" office:value="3.16112176275722" calcext:value-type="float">
            <text:p>3.16112176275722</text:p>
          </table:table-cell>
          <table:table-cell office:value-type="float" office:value="9.10217571258545" calcext:value-type="float">
            <text:p>9.10217571258545</text:p>
          </table:table-cell>
          <table:table-cell office:value-type="float" office:value="70.320400448993" calcext:value-type="float">
            <text:p>70.320400448993</text:p>
          </table:table-cell>
          <table:table-cell office:value-type="float" office:value="232.277628818534" calcext:value-type="float">
            <text:p>232.277628818534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339.508547609578" calcext:value-type="float">
            <text:p>339.508547609578</text:p>
          </table:table-cell>
          <table:table-cell office:value-type="float" office:value="0.0453785605518526" calcext:value-type="float">
            <text:p>0.045378560551853</text:p>
          </table:table-cell>
          <table:table-cell office:value-type="float" office:value="0.0300196631343025" calcext:value-type="float">
            <text:p>0.030019663134303</text:p>
          </table:table-cell>
          <table:table-cell office:value-type="float" office:value="88.6298094262246" calcext:value-type="float">
            <text:p>88.6298094262246</text:p>
          </table:table-cell>
          <table:table-cell office:value-type="float" office:value="331.080390437653" calcext:value-type="float">
            <text:p>331.080390437653</text:p>
          </table:table-cell>
          <table:table-cell office:value-type="float" office:value="3.73554216782159" calcext:value-type="float">
            <text:p>3.73554216782159</text:p>
          </table:table-cell>
          <table:table-cell office:value-type="float" office:value="19.8255805969238" calcext:value-type="float">
            <text:p>19.8255805969238</text:p>
          </table:table-cell>
          <table:table-cell office:value-type="float" office:value="87.6211804353633" calcext:value-type="float">
            <text:p>87.6211804353633</text:p>
          </table:table-cell>
          <table:table-cell office:value-type="float" office:value="307.79319366316" calcext:value-type="float">
            <text:p>307.79319366316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236" calcext:value-type="float">
            <text:p>236</text:p>
          </table:table-cell>
          <table:table-cell office:value-type="float" office:value="0.124616508592395" calcext:value-type="float">
            <text:p>0.124616508592395</text:p>
          </table:table-cell>
          <table:table-cell office:value-type="float" office:value="0.201760061530544" calcext:value-type="float">
            <text:p>0.201760061530544</text:p>
          </table:table-cell>
          <table:table-cell office:value-type="float" office:value="48.4511296285364" calcext:value-type="float">
            <text:p>48.4511296285364</text:p>
          </table:table-cell>
          <table:table-cell office:value-type="float" office:value="236.880111461064" calcext:value-type="float">
            <text:p>236.880111461064</text:p>
          </table:table-cell>
          <table:table-cell office:value-type="float" office:value="4.88905239727472" calcext:value-type="float">
            <text:p>4.88905239727472</text:p>
          </table:table-cell>
          <table:table-cell office:value-type="float" office:value="36.0066223144531" calcext:value-type="float">
            <text:p>36.0066223144531</text:p>
          </table:table-cell>
          <table:table-cell office:value-type="float" office:value="32.4196702590704" calcext:value-type="float">
            <text:p>32.4196702590704</text:p>
          </table:table-cell>
          <table:table-cell office:value-type="float" office:value="244.965154560167" calcext:value-type="float">
            <text:p>244.965154560167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481.467149332211" calcext:value-type="float">
            <text:p>481.467149332211</text:p>
          </table:table-cell>
          <table:table-cell office:value-type="float" office:value="0.0785398163397448" calcext:value-type="float">
            <text:p>0.078539816339745</text:p>
          </table:table-cell>
          <table:table-cell office:value-type="float" office:value="0.0160570291183478" calcext:value-type="float">
            <text:p>0.016057029118348</text:p>
          </table:table-cell>
          <table:table-cell office:value-type="float" office:value="79.0591615564525" calcext:value-type="float">
            <text:p>79.0591615564525</text:p>
          </table:table-cell>
          <table:table-cell office:value-type="float" office:value="1154.33823855934" calcext:value-type="float">
            <text:p>1154.33823855934</text:p>
          </table:table-cell>
          <table:table-cell office:value-type="float" office:value="14.6009420772199" calcext:value-type="float">
            <text:p>14.6009420772199</text:p>
          </table:table-cell>
          <table:table-cell office:value-type="float" office:value="33.9291305541992" calcext:value-type="float">
            <text:p>33.9291305541992</text:p>
          </table:table-cell>
          <table:table-cell office:value-type="float" office:value="71.4084391920259" calcext:value-type="float">
            <text:p>71.4084391920259</text:p>
          </table:table-cell>
          <table:table-cell office:value-type="float" office:value="501.893357584368" calcext:value-type="float">
            <text:p>501.893357584368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252" calcext:value-type="float">
            <text:p>252</text:p>
          </table:table-cell>
          <table:table-cell office:value-type="float" office:value="0.106116018521255" calcext:value-type="float">
            <text:p>0.106116018521255</text:p>
          </table:table-cell>
          <table:table-cell office:value-type="float" office:value="0.0314159265358979" calcext:value-type="float">
            <text:p>0.031415926535898</text:p>
          </table:table-cell>
          <table:table-cell office:value-type="float" office:value="38.5442095271229" calcext:value-type="float">
            <text:p>38.5442095271229</text:p>
          </table:table-cell>
          <table:table-cell office:value-type="float" office:value="493.790422915422" calcext:value-type="float">
            <text:p>493.790422915422</text:p>
          </table:table-cell>
          <table:table-cell office:value-type="float" office:value="12.8110143903185" calcext:value-type="float">
            <text:p>12.8110143903185</text:p>
          </table:table-cell>
          <table:table-cell office:value-type="float" office:value="25.541145324707" calcext:value-type="float">
            <text:p>25.541145324707</text:p>
          </table:table-cell>
          <table:table-cell office:value-type="float" office:value="28.8670396588705" calcext:value-type="float">
            <text:p>28.8670396588705</text:p>
          </table:table-cell>
          <table:table-cell office:value-type="float" office:value="280.65829935001" calcext:value-type="float">
            <text:p>280.65829935001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172.515797253303" calcext:value-type="float">
            <text:p>172.515797253303</text:p>
          </table:table-cell>
          <table:table-cell office:value-type="float" office:value="0.127234502470387" calcext:value-type="float">
            <text:p>0.127234502470387</text:p>
          </table:table-cell>
          <table:table-cell office:value-type="float" office:value="0.0383972435438751" calcext:value-type="float">
            <text:p>0.038397243543875</text:p>
          </table:table-cell>
          <table:table-cell office:value-type="float" office:value="37.5436732244432" calcext:value-type="float">
            <text:p>37.5436732244432</text:p>
          </table:table-cell>
          <table:table-cell office:value-type="float" office:value="192.218147885445" calcext:value-type="float">
            <text:p>192.218147885445</text:p>
          </table:table-cell>
          <table:table-cell office:value-type="float" office:value="5.1198545953756" calcext:value-type="float">
            <text:p>5.1198545953756</text:p>
          </table:table-cell>
          <table:table-cell office:value-type="float" office:value="19.3220806121826" calcext:value-type="float">
            <text:p>19.3220806121826</text:p>
          </table:table-cell>
          <table:table-cell office:value-type="float" office:value="32.1898208104931" calcext:value-type="float">
            <text:p>32.1898208104931</text:p>
          </table:table-cell>
          <table:table-cell office:value-type="float" office:value="174.933769953836" calcext:value-type="float">
            <text:p>174.933769953836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121" calcext:value-type="float">
            <text:p>121</text:p>
          </table:table-cell>
          <table:table-cell office:value-type="float" office:value="0.174183859349034" calcext:value-type="float">
            <text:p>0.174183859349034</text:p>
          </table:table-cell>
          <table:table-cell office:value-type="float" office:value="0.090757121103705" calcext:value-type="float">
            <text:p>0.090757121103705</text:p>
          </table:table-cell>
          <table:table-cell office:value-type="float" office:value="24.4371804081128" calcext:value-type="float">
            <text:p>24.4371804081128</text:p>
          </table:table-cell>
          <table:table-cell office:value-type="float" office:value="144.466513203215" calcext:value-type="float">
            <text:p>144.466513203215</text:p>
          </table:table-cell>
          <table:table-cell office:value-type="float" office:value="5.91175048800861" calcext:value-type="float">
            <text:p>5.91175048800861</text:p>
          </table:table-cell>
          <table:table-cell office:value-type="float" office:value="22.0210800170898" calcext:value-type="float">
            <text:p>22.0210800170898</text:p>
          </table:table-cell>
          <table:table-cell office:value-type="float" office:value="10.5947082078457" calcext:value-type="float">
            <text:p>10.5947082078457</text:p>
          </table:table-cell>
          <table:table-cell office:value-type="float" office:value="141.766184893874" calcext:value-type="float">
            <text:p>141.766184893874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196.364864322707" calcext:value-type="float">
            <text:p>196.364864322707</text:p>
          </table:table-cell>
          <table:table-cell office:value-type="float" office:value="0.182910505609006" calcext:value-type="float">
            <text:p>0.182910505609006</text:p>
          </table:table-cell>
          <table:table-cell office:value-type="float" office:value="0.142418866962737" calcext:value-type="float">
            <text:p>0.142418866962737</text:p>
          </table:table-cell>
          <table:table-cell office:value-type="float" office:value="54.5830802770298" calcext:value-type="float">
            <text:p>54.5830802770298</text:p>
          </table:table-cell>
          <table:table-cell office:value-type="float" office:value="843.262527485457" calcext:value-type="float">
            <text:p>843.262527485457</text:p>
          </table:table-cell>
          <table:table-cell office:value-type="float" office:value="15.4491560975596" calcext:value-type="float">
            <text:p>15.4491560975596</text:p>
          </table:table-cell>
          <table:table-cell office:value-type="float" office:value="34.1494140625" calcext:value-type="float">
            <text:p>34.1494140625</text:p>
          </table:table-cell>
          <table:table-cell office:value-type="float" office:value="42.5808653464641" calcext:value-type="float">
            <text:p>42.5808653464641</text:p>
          </table:table-cell>
          <table:table-cell office:value-type="float" office:value="239.94407278503" calcext:value-type="float">
            <text:p>239.94407278503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370.395724690931" calcext:value-type="float">
            <text:p>370.395724690931</text:p>
          </table:table-cell>
          <table:table-cell office:value-type="float" office:value="0.10471975511966" calcext:value-type="float">
            <text:p>0.10471975511966</text:p>
          </table:table-cell>
          <table:table-cell office:value-type="float" office:value="0" calcext:value-type="float">
            <text:p>0</text:p>
          </table:table-cell>
          <table:table-cell office:value-type="float" office:value="115.923253115659" calcext:value-type="float">
            <text:p>115.923253115659</text:p>
          </table:table-cell>
          <table:table-cell office:value-type="float" office:value="1308.12043044167" calcext:value-type="float">
            <text:p>1308.12043044167</text:p>
          </table:table-cell>
          <table:table-cell office:value-type="float" office:value="11.2843661239952" calcext:value-type="float">
            <text:p>11.2843661239952</text:p>
          </table:table-cell>
          <table:table-cell office:value-type="float" office:value="31.3670310974121" calcext:value-type="float">
            <text:p>31.3670310974121</text:p>
          </table:table-cell>
          <table:table-cell office:value-type="float" office:value="112.715101601012" calcext:value-type="float">
            <text:p>112.715101601012</text:p>
          </table:table-cell>
          <table:table-cell office:value-type="float" office:value="365.977651261771" calcext:value-type="float">
            <text:p>365.977651261771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260.277521025484" calcext:value-type="float">
            <text:p>260.277521025484</text:p>
          </table:table-cell>
          <table:table-cell office:value-type="float" office:value="0.0790634151153431" calcext:value-type="float">
            <text:p>0.079063415115343</text:p>
          </table:table-cell>
          <table:table-cell office:value-type="float" office:value="0.0328121899374932" calcext:value-type="float">
            <text:p>0.032812189937493</text:p>
          </table:table-cell>
          <table:table-cell office:value-type="float" office:value="58.8176114077378" calcext:value-type="float">
            <text:p>58.8176114077378</text:p>
          </table:table-cell>
          <table:table-cell office:value-type="float" office:value="277.259034285201" calcext:value-type="float">
            <text:p>277.259034285201</text:p>
          </table:table-cell>
          <table:table-cell office:value-type="float" office:value="4.71387782756384" calcext:value-type="float">
            <text:p>4.71387782756384</text:p>
          </table:table-cell>
          <table:table-cell office:value-type="float" office:value="17.8686695098877" calcext:value-type="float">
            <text:p>17.8686695098877</text:p>
          </table:table-cell>
          <table:table-cell office:value-type="float" office:value="56.0376840227143" calcext:value-type="float">
            <text:p>56.0376840227143</text:p>
          </table:table-cell>
          <table:table-cell office:value-type="float" office:value="248.623412240774" calcext:value-type="float">
            <text:p>248.623412240774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544.654349472914" calcext:value-type="float">
            <text:p>544.654349472914</text:p>
          </table:table-cell>
          <table:table-cell office:value-type="float" office:value="0.063704517697793" calcext:value-type="float">
            <text:p>0.063704517697793</text:p>
          </table:table-cell>
          <table:table-cell office:value-type="float" office:value="0.00209439510239323" calcext:value-type="float">
            <text:p>0.002094395102393</text:p>
          </table:table-cell>
          <table:table-cell office:value-type="float" office:value="100.788080249327" calcext:value-type="float">
            <text:p>100.788080249327</text:p>
          </table:table-cell>
          <table:table-cell office:value-type="float" office:value="1189.29023328602" calcext:value-type="float">
            <text:p>1189.29023328602</text:p>
          </table:table-cell>
          <table:table-cell office:value-type="float" office:value="11.7999095760529" calcext:value-type="float">
            <text:p>11.7999095760529</text:p>
          </table:table-cell>
          <table:table-cell office:value-type="float" office:value="29.4122219085693" calcext:value-type="float">
            <text:p>29.4122219085693</text:p>
          </table:table-cell>
          <table:table-cell office:value-type="float" office:value="96.580149981286" calcext:value-type="float">
            <text:p>96.580149981286</text:p>
          </table:table-cell>
          <table:table-cell office:value-type="float" office:value="553.358209876738" calcext:value-type="float">
            <text:p>553.358209876738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310" calcext:value-type="float">
            <text:p>310</text:p>
          </table:table-cell>
          <table:table-cell office:value-type="float" office:value="0.174707458124632" calcext:value-type="float">
            <text:p>0.174707458124632</text:p>
          </table:table-cell>
          <table:table-cell office:value-type="float" office:value="0.165457213089062" calcext:value-type="float">
            <text:p>0.165457213089062</text:p>
          </table:table-cell>
          <table:table-cell office:value-type="float" office:value="98.5099614228755" calcext:value-type="float">
            <text:p>98.5099614228755</text:p>
          </table:table-cell>
          <table:table-cell office:value-type="float" office:value="2741.0320443757" calcext:value-type="float">
            <text:p>2741.0320443757</text:p>
          </table:table-cell>
          <table:table-cell office:value-type="float" office:value="27.8249225234108" calcext:value-type="float">
            <text:p>27.8249225234108</text:p>
          </table:table-cell>
          <table:table-cell office:value-type="float" office:value="49.3278617858887" calcext:value-type="float">
            <text:p>49.3278617858887</text:p>
          </table:table-cell>
          <table:table-cell office:value-type="float" office:value="85.270009837962" calcext:value-type="float">
            <text:p>85.270009837962</text:p>
          </table:table-cell>
          <table:table-cell office:value-type="float" office:value="388.977808360343" calcext:value-type="float">
            <text:p>388.977808360343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274.99339586001" calcext:value-type="float">
            <text:p>274.99339586001</text:p>
          </table:table-cell>
          <table:table-cell office:value-type="float" office:value="0.147131255943122" calcext:value-type="float">
            <text:p>0.147131255943122</text:p>
          </table:table-cell>
          <table:table-cell office:value-type="float" office:value="0.137531945057153" calcext:value-type="float">
            <text:p>0.137531945057153</text:p>
          </table:table-cell>
          <table:table-cell office:value-type="float" office:value="66.4579430417452" calcext:value-type="float">
            <text:p>66.4579430417452</text:p>
          </table:table-cell>
          <table:table-cell office:value-type="float" office:value="1217.41565100313" calcext:value-type="float">
            <text:p>1217.41565100313</text:p>
          </table:table-cell>
          <table:table-cell office:value-type="float" office:value="18.3185875951414" calcext:value-type="float">
            <text:p>18.3185875951414</text:p>
          </table:table-cell>
          <table:table-cell office:value-type="float" office:value="40.8496780395508" calcext:value-type="float">
            <text:p>40.8496780395508</text:p>
          </table:table-cell>
          <table:table-cell office:value-type="float" office:value="52.4210077296493" calcext:value-type="float">
            <text:p>52.4210077296493</text:p>
          </table:table-cell>
          <table:table-cell office:value-type="float" office:value="327.558638704083" calcext:value-type="float">
            <text:p>327.558638704083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281.323262907681" calcext:value-type="float">
            <text:p>281.323262907681</text:p>
          </table:table-cell>
          <table:table-cell office:value-type="float" office:value="0.232303323440445" calcext:value-type="float">
            <text:p>0.232303323440445</text:p>
          </table:table-cell>
          <table:table-cell office:value-type="float" office:value="0.437728576400178" calcext:value-type="float">
            <text:p>0.437728576400178</text:p>
          </table:table-cell>
          <table:table-cell office:value-type="float" office:value="157.884181186736" calcext:value-type="float">
            <text:p>157.884181186736</text:p>
          </table:table-cell>
          <table:table-cell office:value-type="float" office:value="5305.12320608109" calcext:value-type="float">
            <text:p>5305.12320608109</text:p>
          </table:table-cell>
          <table:table-cell office:value-type="float" office:value="33.6013599728937" calcext:value-type="float">
            <text:p>33.6013599728937</text:p>
          </table:table-cell>
          <table:table-cell office:value-type="float" office:value="46.384334564209" calcext:value-type="float">
            <text:p>46.384334564209</text:p>
          </table:table-cell>
          <table:table-cell office:value-type="float" office:value="150.916891735852" calcext:value-type="float">
            <text:p>150.916891735852</text:p>
          </table:table-cell>
          <table:table-cell office:value-type="float" office:value="398.895548842381" calcext:value-type="float">
            <text:p>398.895548842381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327" calcext:value-type="float">
            <text:p>327</text:p>
          </table:table-cell>
          <table:table-cell office:value-type="float" office:value="0.141022603561142" calcext:value-type="float">
            <text:p>0.141022603561142</text:p>
          </table:table-cell>
          <table:table-cell office:value-type="float" office:value="0.0844739357965254" calcext:value-type="float">
            <text:p>0.084473935796525</text:p>
          </table:table-cell>
          <table:table-cell office:value-type="float" office:value="76.2128681277287" calcext:value-type="float">
            <text:p>76.2128681277287</text:p>
          </table:table-cell>
          <table:table-cell office:value-type="float" office:value="1664.67407612761" calcext:value-type="float">
            <text:p>1664.67407612761</text:p>
          </table:table-cell>
          <table:table-cell office:value-type="float" office:value="21.8424278868196" calcext:value-type="float">
            <text:p>21.8424278868196</text:p>
          </table:table-cell>
          <table:table-cell office:value-type="float" office:value="43.2216911315918" calcext:value-type="float">
            <text:p>43.2216911315918</text:p>
          </table:table-cell>
          <table:table-cell office:value-type="float" office:value="62.7717028566584" calcext:value-type="float">
            <text:p>62.7717028566584</text:p>
          </table:table-cell>
          <table:table-cell office:value-type="float" office:value="379.26183862496" calcext:value-type="float">
            <text:p>379.26183862496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470.516420136601" calcext:value-type="float">
            <text:p>470.516420136601</text:p>
          </table:table-cell>
          <table:table-cell office:value-type="float" office:value="0.127409035395586" calcext:value-type="float">
            <text:p>0.127409035395586</text:p>
          </table:table-cell>
          <table:table-cell office:value-type="float" office:value="0.0663225115757847" calcext:value-type="float">
            <text:p>0.066322511575785</text:p>
          </table:table-cell>
          <table:table-cell office:value-type="float" office:value="150.224022278261" calcext:value-type="float">
            <text:p>150.224022278261</text:p>
          </table:table-cell>
          <table:table-cell office:value-type="float" office:value="2657.91036748851" calcext:value-type="float">
            <text:p>2657.91036748851</text:p>
          </table:table-cell>
          <table:table-cell office:value-type="float" office:value="17.6929783078584" calcext:value-type="float">
            <text:p>17.6929783078584</text:p>
          </table:table-cell>
          <table:table-cell office:value-type="float" office:value="47.5606307983398" calcext:value-type="float">
            <text:p>47.5606307983398</text:p>
          </table:table-cell>
          <table:table-cell office:value-type="float" office:value="142.496467975221" calcext:value-type="float">
            <text:p>142.496467975221</text:p>
          </table:table-cell>
          <table:table-cell office:value-type="float" office:value="491.472488465138" calcext:value-type="float">
            <text:p>491.472488465138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223" calcext:value-type="float">
            <text:p>223</text:p>
          </table:table-cell>
          <table:table-cell office:value-type="float" office:value="0.124092909816797" calcext:value-type="float">
            <text:p>0.124092909816797</text:p>
          </table:table-cell>
          <table:table-cell office:value-type="float" office:value="0.0795870138909416" calcext:value-type="float">
            <text:p>0.079587013890942</text:p>
          </table:table-cell>
          <table:table-cell office:value-type="float" office:value="33.0963349780813" calcext:value-type="float">
            <text:p>33.0963349780813</text:p>
          </table:table-cell>
          <table:table-cell office:value-type="float" office:value="197.012540529144" calcext:value-type="float">
            <text:p>197.012540529144</text:p>
          </table:table-cell>
          <table:table-cell office:value-type="float" office:value="5.95269961642641" calcext:value-type="float">
            <text:p>5.95269961642641</text:p>
          </table:table-cell>
          <table:table-cell office:value-type="float" office:value="30.4548740386963" calcext:value-type="float">
            <text:p>30.4548740386963</text:p>
          </table:table-cell>
          <table:table-cell office:value-type="float" office:value="12.9563896613932" calcext:value-type="float">
            <text:p>12.9563896613932</text:p>
          </table:table-cell>
          <table:table-cell office:value-type="float" office:value="252.48334783646" calcext:value-type="float">
            <text:p>252.48334783646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152" calcext:value-type="float">
            <text:p>152</text:p>
          </table:table-cell>
          <table:table-cell office:value-type="float" office:value="0.165806278939461" calcext:value-type="float">
            <text:p>0.165806278939461</text:p>
          </table:table-cell>
          <table:table-cell office:value-type="float" office:value="0.227590934460061" calcext:value-type="float">
            <text:p>0.227590934460061</text:p>
          </table:table-cell>
          <table:table-cell office:value-type="float" office:value="34.2195504038597" calcext:value-type="float">
            <text:p>34.2195504038597</text:p>
          </table:table-cell>
          <table:table-cell office:value-type="float" office:value="94.3543279579637" calcext:value-type="float">
            <text:p>94.3543279579637</text:p>
          </table:table-cell>
          <table:table-cell office:value-type="float" office:value="2.75732225714226" calcext:value-type="float">
            <text:p>2.75732225714226</text:p>
          </table:table-cell>
          <table:table-cell office:value-type="float" office:value="31.2792778015137" calcext:value-type="float">
            <text:p>31.2792778015137</text:p>
          </table:table-cell>
          <table:table-cell office:value-type="float" office:value="13.8774777297444" calcext:value-type="float">
            <text:p>13.8774777297444</text:p>
          </table:table-cell>
          <table:table-cell office:value-type="float" office:value="180.609553318624" calcext:value-type="float">
            <text:p>180.609553318624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303" calcext:value-type="float">
            <text:p>303</text:p>
          </table:table-cell>
          <table:table-cell office:value-type="float" office:value="0.0633554518473942" calcext:value-type="float">
            <text:p>0.063355451847394</text:p>
          </table:table-cell>
          <table:table-cell office:value-type="float" office:value="0.0397935069454707" calcext:value-type="float">
            <text:p>0.039793506945471</text:p>
          </table:table-cell>
          <table:table-cell office:value-type="float" office:value="22.5678927047635" calcext:value-type="float">
            <text:p>22.5678927047635</text:p>
          </table:table-cell>
          <table:table-cell office:value-type="float" office:value="102.500308989672" calcext:value-type="float">
            <text:p>102.500308989672</text:p>
          </table:table-cell>
          <table:table-cell office:value-type="float" office:value="4.54186442352399" calcext:value-type="float">
            <text:p>4.54186442352399</text:p>
          </table:table-cell>
          <table:table-cell office:value-type="float" office:value="21.8308410644531" calcext:value-type="float">
            <text:p>21.8308410644531</text:p>
          </table:table-cell>
          <table:table-cell office:value-type="float" office:value="5.72050062893356" calcext:value-type="float">
            <text:p>5.72050062893356</text:p>
          </table:table-cell>
          <table:table-cell office:value-type="float" office:value="321.646837362046" calcext:value-type="float">
            <text:p>321.646837362046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250" calcext:value-type="float">
            <text:p>250</text:p>
          </table:table-cell>
          <table:table-cell office:value-type="float" office:value="0.087091929674517" calcext:value-type="float">
            <text:p>0.087091929674517</text:p>
          </table:table-cell>
          <table:table-cell office:value-type="float" office:value="0.0928515162060983" calcext:value-type="float">
            <text:p>0.092851516206098</text:p>
          </table:table-cell>
          <table:table-cell office:value-type="float" office:value="29.6375102856283" calcext:value-type="float">
            <text:p>29.6375102856283</text:p>
          </table:table-cell>
          <table:table-cell office:value-type="float" office:value="180.761243757504" calcext:value-type="float">
            <text:p>180.761243757504</text:p>
          </table:table-cell>
          <table:table-cell office:value-type="float" office:value="6.09906979417087" calcext:value-type="float">
            <text:p>6.09906979417087</text:p>
          </table:table-cell>
          <table:table-cell office:value-type="float" office:value="26.1420974731445" calcext:value-type="float">
            <text:p>26.1420974731445</text:p>
          </table:table-cell>
          <table:table-cell office:value-type="float" office:value="13.9632632318614" calcext:value-type="float">
            <text:p>13.9632632318614</text:p>
          </table:table-cell>
          <table:table-cell office:value-type="float" office:value="280.12290642627" calcext:value-type="float">
            <text:p>280.12290642627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197" calcext:value-type="float">
            <text:p>197</text:p>
          </table:table-cell>
          <table:table-cell office:value-type="float" office:value="0.132645023151569" calcext:value-type="float">
            <text:p>0.132645023151569</text:p>
          </table:table-cell>
          <table:table-cell office:value-type="float" office:value="0.0740019602845595" calcext:value-type="float">
            <text:p>0.07400196028456</text:p>
          </table:table-cell>
          <table:table-cell office:value-type="float" office:value="33.4606529676018" calcext:value-type="float">
            <text:p>33.4606529676018</text:p>
          </table:table-cell>
          <table:table-cell office:value-type="float" office:value="409.647141271444" calcext:value-type="float">
            <text:p>409.647141271444</text:p>
          </table:table-cell>
          <table:table-cell office:value-type="float" office:value="12.2426523376003" calcext:value-type="float">
            <text:p>12.2426523376003</text:p>
          </table:table-cell>
          <table:table-cell office:value-type="float" office:value="26.9928073883057" calcext:value-type="float">
            <text:p>26.9928073883057</text:p>
          </table:table-cell>
          <table:table-cell office:value-type="float" office:value="19.7738131904017" calcext:value-type="float">
            <text:p>19.7738131904017</text:p>
          </table:table-cell>
          <table:table-cell office:value-type="float" office:value="231.783787614254" calcext:value-type="float">
            <text:p>231.783787614254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197" calcext:value-type="float">
            <text:p>197</text:p>
          </table:table-cell>
          <table:table-cell office:value-type="float" office:value="0.132645023151569" calcext:value-type="float">
            <text:p>0.132645023151569</text:p>
          </table:table-cell>
          <table:table-cell office:value-type="float" office:value="0.0740019602845595" calcext:value-type="float">
            <text:p>0.07400196028456</text:p>
          </table:table-cell>
          <table:table-cell office:value-type="float" office:value="33.4606529676018" calcext:value-type="float">
            <text:p>33.4606529676018</text:p>
          </table:table-cell>
          <table:table-cell office:value-type="float" office:value="409.647141271444" calcext:value-type="float">
            <text:p>409.647141271444</text:p>
          </table:table-cell>
          <table:table-cell office:value-type="float" office:value="12.2426523376003" calcext:value-type="float">
            <text:p>12.2426523376003</text:p>
          </table:table-cell>
          <table:table-cell office:value-type="float" office:value="26.9928073883057" calcext:value-type="float">
            <text:p>26.9928073883057</text:p>
          </table:table-cell>
          <table:table-cell office:value-type="float" office:value="19.7738131904017" calcext:value-type="float">
            <text:p>19.7738131904017</text:p>
          </table:table-cell>
          <table:table-cell office:value-type="float" office:value="231.783787614254" calcext:value-type="float">
            <text:p>231.783787614254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216.413257294186" calcext:value-type="float">
            <text:p>216.413257294186</text:p>
          </table:table-cell>
          <table:table-cell office:value-type="float" office:value="0.117809724509617" calcext:value-type="float">
            <text:p>0.117809724509617</text:p>
          </table:table-cell>
          <table:table-cell office:value-type="float" office:value="0.0684169066781776" calcext:value-type="float">
            <text:p>0.068416906678178</text:p>
          </table:table-cell>
          <table:table-cell office:value-type="float" office:value="53.599600020862" calcext:value-type="float">
            <text:p>53.599600020862</text:p>
          </table:table-cell>
          <table:table-cell office:value-type="float" office:value="280.445486473487" calcext:value-type="float">
            <text:p>280.445486473487</text:p>
          </table:table-cell>
          <table:table-cell office:value-type="float" office:value="5.23223095628199" calcext:value-type="float">
            <text:p>5.23223095628199</text:p>
          </table:table-cell>
          <table:table-cell office:value-type="float" office:value="22.7905349731445" calcext:value-type="float">
            <text:p>22.7905349731445</text:p>
          </table:table-cell>
          <table:table-cell office:value-type="float" office:value="48.5129740146471" calcext:value-type="float">
            <text:p>48.5129740146471</text:p>
          </table:table-cell>
          <table:table-cell office:value-type="float" office:value="215.372920069428" calcext:value-type="float">
            <text:p>215.372920069428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178" calcext:value-type="float">
            <text:p>178</text:p>
          </table:table-cell>
          <table:table-cell office:value-type="float" office:value="0.149574716895914" calcext:value-type="float">
            <text:p>0.149574716895914</text:p>
          </table:table-cell>
          <table:table-cell office:value-type="float" office:value="0.0991347015132779" calcext:value-type="float">
            <text:p>0.099134701513278</text:p>
          </table:table-cell>
          <table:table-cell office:value-type="float" office:value="40.290620975688" calcext:value-type="float">
            <text:p>40.290620975688</text:p>
          </table:table-cell>
          <table:table-cell office:value-type="float" office:value="474.404699299565" calcext:value-type="float">
            <text:p>474.404699299565</text:p>
          </table:table-cell>
          <table:table-cell office:value-type="float" office:value="11.7745690637488" calcext:value-type="float">
            <text:p>11.7745690637488</text:p>
          </table:table-cell>
          <table:table-cell office:value-type="float" office:value="25.9208278656006" calcext:value-type="float">
            <text:p>25.9208278656006</text:p>
          </table:table-cell>
          <table:table-cell office:value-type="float" office:value="30.8454992657487" calcext:value-type="float">
            <text:p>30.8454992657487</text:p>
          </table:table-cell>
          <table:table-cell office:value-type="float" office:value="209.180737913068" calcext:value-type="float">
            <text:p>209.180737913068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185" calcext:value-type="float">
            <text:p>185</text:p>
          </table:table-cell>
          <table:table-cell office:value-type="float" office:value="0.149749249821114" calcext:value-type="float">
            <text:p>0.149749249821114</text:p>
          </table:table-cell>
          <table:table-cell office:value-type="float" office:value="0.0851720674973233" calcext:value-type="float">
            <text:p>0.085172067497323</text:p>
          </table:table-cell>
          <table:table-cell office:value-type="float" office:value="39.8914092245255" calcext:value-type="float">
            <text:p>39.8914092245255</text:p>
          </table:table-cell>
          <table:table-cell office:value-type="float" office:value="361.747980316029" calcext:value-type="float">
            <text:p>361.747980316029</text:p>
          </table:table-cell>
          <table:table-cell office:value-type="float" office:value="9.06831789972525" calcext:value-type="float">
            <text:p>9.06831789972525</text:p>
          </table:table-cell>
          <table:table-cell office:value-type="float" office:value="26.8607616424561" calcext:value-type="float">
            <text:p>26.8607616424561</text:p>
          </table:table-cell>
          <table:table-cell office:value-type="float" office:value="29.4927795403204" calcext:value-type="float">
            <text:p>29.4927795403204</text:p>
          </table:table-cell>
          <table:table-cell office:value-type="float" office:value="210.178718819929" calcext:value-type="float">
            <text:p>210.178718819929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391" calcext:value-type="float">
            <text:p>391</text:p>
          </table:table-cell>
          <table:table-cell office:value-type="float" office:value="0.0581194640914112" calcext:value-type="float">
            <text:p>0.058119464091411</text:p>
          </table:table-cell>
          <table:table-cell office:value-type="float" office:value="0.0111701072127637" calcext:value-type="float">
            <text:p>0.011170107212764</text:p>
          </table:table-cell>
          <table:table-cell office:value-type="float" office:value="35.7800613436385" calcext:value-type="float">
            <text:p>35.7800613436385</text:p>
          </table:table-cell>
          <table:table-cell office:value-type="float" office:value="265.149789632129" calcext:value-type="float">
            <text:p>265.149789632129</text:p>
          </table:table-cell>
          <table:table-cell office:value-type="float" office:value="7.4105459765868" calcext:value-type="float">
            <text:p>7.4105459765868</text:p>
          </table:table-cell>
          <table:table-cell office:value-type="float" office:value="22.1314716339111" calcext:value-type="float">
            <text:p>22.1314716339111</text:p>
          </table:table-cell>
          <table:table-cell office:value-type="float" office:value="28.1142444881772" calcext:value-type="float">
            <text:p>28.1142444881772</text:p>
          </table:table-cell>
          <table:table-cell office:value-type="float" office:value="400.994817825575" calcext:value-type="float">
            <text:p>400.994817825575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502" calcext:value-type="float">
            <text:p>502</text:p>
          </table:table-cell>
          <table:table-cell office:value-type="float" office:value="0.0652753140245879" calcext:value-type="float">
            <text:p>0.065275314024588</text:p>
          </table:table-cell>
          <table:table-cell office:value-type="float" office:value="0.0279252680319093" calcext:value-type="float">
            <text:p>0.027925268031909</text:p>
          </table:table-cell>
          <table:table-cell office:value-type="float" office:value="53.239432993172" calcext:value-type="float">
            <text:p>53.239432993172</text:p>
          </table:table-cell>
          <table:table-cell office:value-type="float" office:value="834.272730544548" calcext:value-type="float">
            <text:p>834.272730544548</text:p>
          </table:table-cell>
          <table:table-cell office:value-type="float" office:value="15.6702031490746" calcext:value-type="float">
            <text:p>15.6702031490746</text:p>
          </table:table-cell>
          <table:table-cell office:value-type="float" office:value="33.3311424255371" calcext:value-type="float">
            <text:p>33.3311424255371</text:p>
          </table:table-cell>
          <table:table-cell office:value-type="float" office:value="41.5147222364885" calcext:value-type="float">
            <text:p>41.5147222364885</text:p>
          </table:table-cell>
          <table:table-cell office:value-type="float" office:value="544.039414471334" calcext:value-type="float">
            <text:p>544.039414471334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176" calcext:value-type="float">
            <text:p>176</text:p>
          </table:table-cell>
          <table:table-cell office:value-type="float" office:value="0.089884456477708" calcext:value-type="float">
            <text:p>0.089884456477708</text:p>
          </table:table-cell>
          <table:table-cell office:value-type="float" office:value="0.0767944870877504" calcext:value-type="float">
            <text:p>0.076794487087751</text:p>
          </table:table-cell>
          <table:table-cell office:value-type="float" office:value="20.5885241068022" calcext:value-type="float">
            <text:p>20.5885241068022</text:p>
          </table:table-cell>
          <table:table-cell office:value-type="float" office:value="79.7054245831398" calcext:value-type="float">
            <text:p>79.7054245831398</text:p>
          </table:table-cell>
          <table:table-cell office:value-type="float" office:value="3.87135202939612" calcext:value-type="float">
            <text:p>3.87135202939612</text:p>
          </table:table-cell>
          <table:table-cell office:value-type="float" office:value="18.2264919281006" calcext:value-type="float">
            <text:p>18.2264919281006</text:p>
          </table:table-cell>
          <table:table-cell office:value-type="float" office:value="9.57508785481926" calcext:value-type="float">
            <text:p>9.57508785481926</text:p>
          </table:table-cell>
          <table:table-cell office:value-type="float" office:value="191.992878511747" calcext:value-type="float">
            <text:p>191.992878511747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145" calcext:value-type="float">
            <text:p>145</text:p>
          </table:table-cell>
          <table:table-cell office:value-type="float" office:value="0.117635191584418" calcext:value-type="float">
            <text:p>0.117635191584418</text:p>
          </table:table-cell>
          <table:table-cell office:value-type="float" office:value="0.110304808726042" calcext:value-type="float">
            <text:p>0.110304808726042</text:p>
          </table:table-cell>
          <table:table-cell office:value-type="float" office:value="21.2189421288022" calcext:value-type="float">
            <text:p>21.2189421288022</text:p>
          </table:table-cell>
          <table:table-cell office:value-type="float" office:value="82.4555615647601" calcext:value-type="float">
            <text:p>82.4555615647601</text:p>
          </table:table-cell>
          <table:table-cell office:value-type="float" office:value="3.88594120593959" calcext:value-type="float">
            <text:p>3.88594120593959</text:p>
          </table:table-cell>
          <table:table-cell office:value-type="float" office:value="20.3030815124512" calcext:value-type="float">
            <text:p>20.3030815124512</text:p>
          </table:table-cell>
          <table:table-cell office:value-type="float" office:value="6.1667151898809" calcext:value-type="float">
            <text:p>6.1667151898809</text:p>
          </table:table-cell>
          <table:table-cell office:value-type="float" office:value="162.510927217189" calcext:value-type="float">
            <text:p>162.510927217189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124.128728235411" calcext:value-type="float">
            <text:p>124.128728235411</text:p>
          </table:table-cell>
          <table:table-cell office:value-type="float" office:value="0.131946891450771" calcext:value-type="float">
            <text:p>0.131946891450771</text:p>
          </table:table-cell>
          <table:table-cell office:value-type="float" office:value="0.108908545324446" calcext:value-type="float">
            <text:p>0.108908545324446</text:p>
          </table:table-cell>
          <table:table-cell office:value-type="float" office:value="20.5926329442563" calcext:value-type="float">
            <text:p>20.5926329442563</text:p>
          </table:table-cell>
          <table:table-cell office:value-type="float" office:value="78.3427938378093" calcext:value-type="float">
            <text:p>78.3427938378093</text:p>
          </table:table-cell>
          <table:table-cell office:value-type="float" office:value="3.80440879269208" calcext:value-type="float">
            <text:p>3.80440879269208</text:p>
          </table:table-cell>
          <table:table-cell office:value-type="float" office:value="18.4623985290527" calcext:value-type="float">
            <text:p>18.4623985290527</text:p>
          </table:table-cell>
          <table:table-cell office:value-type="float" office:value="9.12120561093182" calcext:value-type="float">
            <text:p>9.12120561093182</text:p>
          </table:table-cell>
          <table:table-cell office:value-type="float" office:value="134.892696982857" calcext:value-type="float">
            <text:p>134.892696982857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103" calcext:value-type="float">
            <text:p>103</text:p>
          </table:table-cell>
          <table:table-cell office:value-type="float" office:value="0.158126830230686" calcext:value-type="float">
            <text:p>0.158126830230686</text:p>
          </table:table-cell>
          <table:table-cell office:value-type="float" office:value="0.291819050933452" calcext:value-type="float">
            <text:p>0.291819050933452</text:p>
          </table:table-cell>
          <table:table-cell office:value-type="float" office:value="23.7548113439944" calcext:value-type="float">
            <text:p>23.7548113439944</text:p>
          </table:table-cell>
          <table:table-cell office:value-type="float" office:value="78.2584737249033" calcext:value-type="float">
            <text:p>78.2584737249033</text:p>
          </table:table-cell>
          <table:table-cell office:value-type="float" office:value="3.29442623608494" calcext:value-type="float">
            <text:p>3.29442623608494</text:p>
          </table:table-cell>
          <table:table-cell office:value-type="float" office:value="22.3236026763916" calcext:value-type="float">
            <text:p>22.3236026763916</text:p>
          </table:table-cell>
          <table:table-cell office:value-type="float" office:value="8.12082602907167" calcext:value-type="float">
            <text:p>8.12082602907167</text:p>
          </table:table-cell>
          <table:table-cell office:value-type="float" office:value="124.978561005322" calcext:value-type="float">
            <text:p>124.97856100532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724.08989444866" calcext:value-type="float">
            <text:p>1724.08989444866</text:p>
          </table:table-cell>
          <table:table-cell office:value-type="float" office:value="0.0527089434102288" calcext:value-type="float">
            <text:p>0.052708943410229</text:p>
          </table:table-cell>
          <table:table-cell office:value-type="float" office:value="-0.0209439510239319" calcext:value-type="float">
            <text:p>-0.020943951023932</text:p>
          </table:table-cell>
          <table:table-cell office:value-type="float" office:value="404.126208318845" calcext:value-type="float">
            <text:p>404.126208318845</text:p>
          </table:table-cell>
          <table:table-cell office:value-type="float" office:value="3053.96688983689" calcext:value-type="float">
            <text:p>3053.96688983689</text:p>
          </table:table-cell>
          <table:table-cell office:value-type="float" office:value="7.55696321340137" calcext:value-type="float">
            <text:p>7.55696321340137</text:p>
          </table:table-cell>
          <table:table-cell office:value-type="float" office:value="71.4275894165039" calcext:value-type="float">
            <text:p>71.4275894165039</text:p>
          </table:table-cell>
          <table:table-cell office:value-type="float" office:value="399.194244082712" calcext:value-type="float">
            <text:p>399.194244082712</text:p>
          </table:table-cell>
          <table:table-cell office:value-type="float" office:value="1489.38671240793" calcext:value-type="float">
            <text:p>1489.38671240793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385.66472133563" calcext:value-type="float">
            <text:p>1385.66472133563</text:p>
          </table:table-cell>
          <table:table-cell office:value-type="float" office:value="0.0923279174305" calcext:value-type="float">
            <text:p>0.0923279174305</text:p>
          </table:table-cell>
          <table:table-cell office:value-type="float" office:value="0.0893608577021098" calcext:value-type="float">
            <text:p>0.08936085770211</text:p>
          </table:table-cell>
          <table:table-cell office:value-type="float" office:value="202.480043716995" calcext:value-type="float">
            <text:p>202.480043716995</text:p>
          </table:table-cell>
          <table:table-cell office:value-type="float" office:value="8785.02873275121" calcext:value-type="float">
            <text:p>8785.02873275121</text:p>
          </table:table-cell>
          <table:table-cell office:value-type="float" office:value="43.3871337218299" calcext:value-type="float">
            <text:p>43.3871337218299</text:p>
          </table:table-cell>
          <table:table-cell office:value-type="float" office:value="143.092193603516" calcext:value-type="float">
            <text:p>143.092193603516</text:p>
          </table:table-cell>
          <table:table-cell office:value-type="float" office:value="143.257780018786" calcext:value-type="float">
            <text:p>143.257780018786</text:p>
          </table:table-cell>
          <table:table-cell office:value-type="float" office:value="1524.60920399005" calcext:value-type="float">
            <text:p>1524.6092039900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084.24703722148" calcext:value-type="float">
            <text:p>1084.24703722148</text:p>
          </table:table-cell>
          <table:table-cell office:value-type="float" office:value="0.0734783615089613" calcext:value-type="float">
            <text:p>0.073478361508961</text:p>
          </table:table-cell>
          <table:table-cell office:value-type="float" office:value="0" calcext:value-type="float">
            <text:p>0</text:p>
          </table:table-cell>
          <table:table-cell office:value-type="float" office:value="191.89795323267" calcext:value-type="float">
            <text:p>191.89795323267</text:p>
          </table:table-cell>
          <table:table-cell office:value-type="float" office:value="2937.97154452254" calcext:value-type="float">
            <text:p>2937.97154452254</text:p>
          </table:table-cell>
          <table:table-cell office:value-type="float" office:value="15.3100723328734" calcext:value-type="float">
            <text:p>15.3100723328734</text:p>
          </table:table-cell>
          <table:table-cell office:value-type="float" office:value="66.5636291503906" calcext:value-type="float">
            <text:p>66.5636291503906</text:p>
          </table:table-cell>
          <table:table-cell office:value-type="float" office:value="179.983631349655" calcext:value-type="float">
            <text:p>179.983631349655</text:p>
          </table:table-cell>
          <table:table-cell office:value-type="float" office:value="1064.10382763987" calcext:value-type="float">
            <text:p>1064.1038276398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649.36939734786" calcext:value-type="float">
            <text:p>649.36939734786</text:p>
          </table:table-cell>
          <table:table-cell office:value-type="float" office:value="0.107512281922851" calcext:value-type="float">
            <text:p>0.107512281922851</text:p>
          </table:table-cell>
          <table:table-cell office:value-type="float" office:value="0.0188495559215386" calcext:value-type="float">
            <text:p>0.018849555921539</text:p>
          </table:table-cell>
          <table:table-cell office:value-type="float" office:value="207.11169143365" calcext:value-type="float">
            <text:p>207.11169143365</text:p>
          </table:table-cell>
          <table:table-cell office:value-type="float" office:value="3344.43267750197" calcext:value-type="float">
            <text:p>3344.43267750197</text:p>
          </table:table-cell>
          <table:table-cell office:value-type="float" office:value="16.1479666085069" calcext:value-type="float">
            <text:p>16.1479666085069</text:p>
          </table:table-cell>
          <table:table-cell office:value-type="float" office:value="50.5474700927734" calcext:value-type="float">
            <text:p>50.5474700927734</text:p>
          </table:table-cell>
          <table:table-cell office:value-type="float" office:value="200.848714464978" calcext:value-type="float">
            <text:p>200.848714464978</text:p>
          </table:table-cell>
          <table:table-cell office:value-type="float" office:value="623.90881411116" calcext:value-type="float">
            <text:p>623.90881411116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500" calcext:value-type="float">
            <text:p>1500</text:p>
          </table:table-cell>
          <table:table-cell office:value-type="float" office:value="0.0565486677646163" calcext:value-type="float">
            <text:p>0.056548667764616</text:p>
          </table:table-cell>
          <table:table-cell office:value-type="float" office:value="0.0502654824574367" calcext:value-type="float">
            <text:p>0.050265482457437</text:p>
          </table:table-cell>
          <table:table-cell office:value-type="float" office:value="375.096603287289" calcext:value-type="float">
            <text:p>375.096603287289</text:p>
          </table:table-cell>
          <table:table-cell office:value-type="float" office:value="4759.45454638773" calcext:value-type="float">
            <text:p>4759.45454638773</text:p>
          </table:table-cell>
          <table:table-cell office:value-type="float" office:value="12.6886100931776" calcext:value-type="float">
            <text:p>12.6886100931776</text:p>
          </table:table-cell>
          <table:table-cell office:value-type="float" office:value="78.4459762573242" calcext:value-type="float">
            <text:p>78.4459762573242</text:p>
          </table:table-cell>
          <table:table-cell office:value-type="float" office:value="366.801977899221" calcext:value-type="float">
            <text:p>366.801977899221</text:p>
          </table:table-cell>
          <table:table-cell office:value-type="float" office:value="1336.15853376984" calcext:value-type="float">
            <text:p>1336.15853376984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770" calcext:value-type="float">
            <text:p>770</text:p>
          </table:table-cell>
          <table:table-cell office:value-type="float" office:value="0.0416283303671788" calcext:value-type="float">
            <text:p>0.041628330367179</text:p>
          </table:table-cell>
          <table:table-cell office:value-type="float" office:value="0.0024345501243358" calcext:value-type="float">
            <text:p>0.002434550124336</text:p>
          </table:table-cell>
          <table:table-cell office:value-type="float" office:value="175.019684341169" calcext:value-type="float">
            <text:p>175.019684341169</text:p>
          </table:table-cell>
          <table:table-cell office:value-type="float" office:value="346.091311467698" calcext:value-type="float">
            <text:p>346.091311467698</text:p>
          </table:table-cell>
          <table:table-cell office:value-type="float" office:value="1.97744221040335" calcext:value-type="float">
            <text:p>1.97744221040335</text:p>
          </table:table-cell>
          <table:table-cell office:value-type="float" office:value="25.2223300933838" calcext:value-type="float">
            <text:p>25.2223300933838</text:p>
          </table:table-cell>
          <table:table-cell office:value-type="float" office:value="173.192736562911" calcext:value-type="float">
            <text:p>173.192736562911</text:p>
          </table:table-cell>
          <table:table-cell office:value-type="float" office:value="654.79841876609" calcext:value-type="float">
            <text:p>654.79841876609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650" calcext:value-type="float">
            <text:p>650</text:p>
          </table:table-cell>
          <table:table-cell office:value-type="float" office:value="0.0410152374218667" calcext:value-type="float">
            <text:p>0.041015237421867</text:p>
          </table:table-cell>
          <table:table-cell office:value-type="float" office:value="0.145211393765928" calcext:value-type="float">
            <text:p>0.145211393765928</text:p>
          </table:table-cell>
          <table:table-cell office:value-type="float" office:value="216.811330444273" calcext:value-type="float">
            <text:p>216.811330444273</text:p>
          </table:table-cell>
          <table:table-cell office:value-type="float" office:value="427.534067890303" calcext:value-type="float">
            <text:p>427.534067890303</text:p>
          </table:table-cell>
          <table:table-cell office:value-type="float" office:value="1.97191755160689" calcext:value-type="float">
            <text:p>1.97191755160689</text:p>
          </table:table-cell>
          <table:table-cell office:value-type="float" office:value="33.7651634216309" calcext:value-type="float">
            <text:p>33.7651634216309</text:p>
          </table:table-cell>
          <table:table-cell office:value-type="float" office:value="214.165979545397" calcext:value-type="float">
            <text:p>214.165979545397</text:p>
          </table:table-cell>
          <table:table-cell office:value-type="float" office:value="528.699233251062" calcext:value-type="float">
            <text:p>528.699233251062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691.972031428465" calcext:value-type="float">
            <text:p>691.972031428465</text:p>
          </table:table-cell>
          <table:table-cell office:value-type="float" office:value="0.0260054058547155" calcext:value-type="float">
            <text:p>0.026005405854716</text:p>
          </table:table-cell>
          <table:table-cell office:value-type="float" office:value="0.0865683308989187" calcext:value-type="float">
            <text:p>0.086568330898919</text:p>
          </table:table-cell>
          <table:table-cell office:value-type="float" office:value="190.676691898684" calcext:value-type="float">
            <text:p>190.676691898684</text:p>
          </table:table-cell>
          <table:table-cell office:value-type="float" office:value="304.270718131285" calcext:value-type="float">
            <text:p>304.270718131285</text:p>
          </table:table-cell>
          <table:table-cell office:value-type="float" office:value="1.59574154083268" calcext:value-type="float">
            <text:p>1.59574154083268</text:p>
          </table:table-cell>
          <table:table-cell office:value-type="float" office:value="23.9757175445557" calcext:value-type="float">
            <text:p>23.9757175445557</text:p>
          </table:table-cell>
          <table:table-cell office:value-type="float" office:value="189.163330902433" calcext:value-type="float">
            <text:p>189.163330902433</text:p>
          </table:table-cell>
          <table:table-cell office:value-type="float" office:value="594.315625555247" calcext:value-type="float">
            <text:p>594.31562555524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461.75034243314" calcext:value-type="float">
            <text:p>1461.75034243314</text:p>
          </table:table-cell>
          <table:table-cell office:value-type="float" office:value="0.0408407044966673" calcext:value-type="float">
            <text:p>0.040840704496667</text:p>
          </table:table-cell>
          <table:table-cell office:value-type="float" office:value="0.0495673507566389" calcext:value-type="float">
            <text:p>0.049567350756639</text:p>
          </table:table-cell>
          <table:table-cell office:value-type="float" office:value="391.846023400801" calcext:value-type="float">
            <text:p>391.846023400801</text:p>
          </table:table-cell>
          <table:table-cell office:value-type="float" office:value="5574.00281996608" calcext:value-type="float">
            <text:p>5574.00281996608</text:p>
          </table:table-cell>
          <table:table-cell office:value-type="float" office:value="14.2249824856962" calcext:value-type="float">
            <text:p>14.2249824856962</text:p>
          </table:table-cell>
          <table:table-cell office:value-type="float" office:value="57.2314796447754" calcext:value-type="float">
            <text:p>57.2314796447754</text:p>
          </table:table-cell>
          <table:table-cell office:value-type="float" office:value="387.643990858258" calcext:value-type="float">
            <text:p>387.643990858258</text:p>
          </table:table-cell>
          <table:table-cell office:value-type="float" office:value="1428.83997551337" calcext:value-type="float">
            <text:p>1428.8399755133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496.73605444631" calcext:value-type="float">
            <text:p>1496.73605444631</text:p>
          </table:table-cell>
          <table:table-cell office:value-type="float" office:value="0.103847090493663" calcext:value-type="float">
            <text:p>0.103847090493663</text:p>
          </table:table-cell>
          <table:table-cell office:value-type="float" office:value="0.0823795406941325" calcext:value-type="float">
            <text:p>0.082379540694133</text:p>
          </table:table-cell>
          <table:table-cell office:value-type="float" office:value="640.275950398248" calcext:value-type="float">
            <text:p>640.275950398248</text:p>
          </table:table-cell>
          <table:table-cell office:value-type="float" office:value="11071.9977976663" calcext:value-type="float">
            <text:p>11071.9977976663</text:p>
          </table:table-cell>
          <table:table-cell office:value-type="float" office:value="17.2925404909861" calcext:value-type="float">
            <text:p>17.2925404909861</text:p>
          </table:table-cell>
          <table:table-cell office:value-type="float" office:value="108.286918640137" calcext:value-type="float">
            <text:p>108.286918640137</text:p>
          </table:table-cell>
          <table:table-cell office:value-type="float" office:value="631.052482108045" calcext:value-type="float">
            <text:p>631.052482108045</text:p>
          </table:table-cell>
          <table:table-cell office:value-type="float" office:value="1178.27427750897" calcext:value-type="float">
            <text:p>1178.27427750897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111.81406782064" calcext:value-type="float">
            <text:p>1111.81406782064</text:p>
          </table:table-cell>
          <table:table-cell office:value-type="float" office:value="0.0987856356628791" calcext:value-type="float">
            <text:p>0.098785635662879</text:p>
          </table:table-cell>
          <table:table-cell office:value-type="float" office:value="0.0712094334813685" calcext:value-type="float">
            <text:p>0.071209433481369</text:p>
          </table:table-cell>
          <table:table-cell office:value-type="float" office:value="386.987093724222" calcext:value-type="float">
            <text:p>386.987093724222</text:p>
          </table:table-cell>
          <table:table-cell office:value-type="float" office:value="7659.74213358836" calcext:value-type="float">
            <text:p>7659.74213358836</text:p>
          </table:table-cell>
          <table:table-cell office:value-type="float" office:value="19.7932754290945" calcext:value-type="float">
            <text:p>19.7932754290945</text:p>
          </table:table-cell>
          <table:table-cell office:value-type="float" office:value="86.0251235961914" calcext:value-type="float">
            <text:p>86.0251235961914</text:p>
          </table:table-cell>
          <table:table-cell office:value-type="float" office:value="377.304504186375" calcext:value-type="float">
            <text:p>377.304504186375</text:p>
          </table:table-cell>
          <table:table-cell office:value-type="float" office:value="990.978913441963" calcext:value-type="float">
            <text:p>990.978913441963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270.66671733412" calcext:value-type="float">
            <text:p>1270.66671733412</text:p>
          </table:table-cell>
          <table:table-cell office:value-type="float" office:value="0.0788888821901437" calcext:value-type="float">
            <text:p>0.078888882190144</text:p>
          </table:table-cell>
          <table:table-cell office:value-type="float" office:value="0.0656243798749868" calcext:value-type="float">
            <text:p>0.065624379874987</text:p>
          </table:table-cell>
          <table:table-cell office:value-type="float" office:value="555.352318150938" calcext:value-type="float">
            <text:p>555.352318150938</text:p>
          </table:table-cell>
          <table:table-cell office:value-type="float" office:value="3612.96833251085" calcext:value-type="float">
            <text:p>3612.96833251085</text:p>
          </table:table-cell>
          <table:table-cell office:value-type="float" office:value="6.50572296977229" calcext:value-type="float">
            <text:p>6.50572296977229</text:p>
          </table:table-cell>
          <table:table-cell office:value-type="float" office:value="68.7816696166992" calcext:value-type="float">
            <text:p>68.7816696166992</text:p>
          </table:table-cell>
          <table:table-cell office:value-type="float" office:value="551.076473402286" calcext:value-type="float">
            <text:p>551.076473402286</text:p>
          </table:table-cell>
          <table:table-cell office:value-type="float" office:value="895.187440610885" calcext:value-type="float">
            <text:p>895.187440610885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647.93981115863" calcext:value-type="float">
            <text:p>1647.93981115863</text:p>
          </table:table-cell>
          <table:table-cell office:value-type="float" office:value="0.0809832772925369" calcext:value-type="float">
            <text:p>0.080983277292537</text:p>
          </table:table-cell>
          <table:table-cell office:value-type="float" office:value="0.0865683308989187" calcext:value-type="float">
            <text:p>0.086568330898919</text:p>
          </table:table-cell>
          <table:table-cell office:value-type="float" office:value="576.770376368505" calcext:value-type="float">
            <text:p>576.770376368505</text:p>
          </table:table-cell>
          <table:table-cell office:value-type="float" office:value="11852.4850634255" calcext:value-type="float">
            <text:p>11852.4850634255</text:p>
          </table:table-cell>
          <table:table-cell office:value-type="float" office:value="20.5497465699466" calcext:value-type="float">
            <text:p>20.5497465699466</text:p>
          </table:table-cell>
          <table:table-cell office:value-type="float" office:value="111.435913085938" calcext:value-type="float">
            <text:p>111.435913085938</text:p>
          </table:table-cell>
          <table:table-cell office:value-type="float" office:value="565.90291041833" calcext:value-type="float">
            <text:p>565.90291041833</text:p>
          </table:table-cell>
          <table:table-cell office:value-type="float" office:value="1402.8777374758" calcext:value-type="float">
            <text:p>1402.8777374758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535.85073958768" calcext:value-type="float">
            <text:p>1535.85073958768</text:p>
          </table:table-cell>
          <table:table-cell office:value-type="float" office:value="0.0884881930761125" calcext:value-type="float">
            <text:p>0.088488193076113</text:p>
          </table:table-cell>
          <table:table-cell office:value-type="float" office:value="0.00418879020478624" calcext:value-type="float">
            <text:p>0.004188790204786</text:p>
          </table:table-cell>
          <table:table-cell office:value-type="float" office:value="637.349674371386" calcext:value-type="float">
            <text:p>637.349674371386</text:p>
          </table:table-cell>
          <table:table-cell office:value-type="float" office:value="10814.0501683075" calcext:value-type="float">
            <text:p>10814.0501683075</text:p>
          </table:table-cell>
          <table:table-cell office:value-type="float" office:value="16.967216903301" calcext:value-type="float">
            <text:p>16.967216903301</text:p>
          </table:table-cell>
          <table:table-cell office:value-type="float" office:value="96.6103973388672" calcext:value-type="float">
            <text:p>96.6103973388672</text:p>
          </table:table-cell>
          <table:table-cell office:value-type="float" office:value="632.165115157816" calcext:value-type="float">
            <text:p>632.165115157816</text:p>
          </table:table-cell>
          <table:table-cell office:value-type="float" office:value="1197.76215003688" calcext:value-type="float">
            <text:p>1197.76215003688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100" calcext:value-type="float">
            <text:p>2100</text:p>
          </table:table-cell>
          <table:table-cell office:value-type="float" office:value="0.0619591884457987" calcext:value-type="float">
            <text:p>0.061959188445799</text:p>
          </table:table-cell>
          <table:table-cell office:value-type="float" office:value="-0.0453785605518526" calcext:value-type="float">
            <text:p>-0.045378560551853</text:p>
          </table:table-cell>
          <table:table-cell office:value-type="float" office:value="390.482506744115" calcext:value-type="float">
            <text:p>390.482506744115</text:p>
          </table:table-cell>
          <table:table-cell office:value-type="float" office:value="16640.7236193443" calcext:value-type="float">
            <text:p>16640.7236193443</text:p>
          </table:table-cell>
          <table:table-cell office:value-type="float" office:value="42.615797972863" calcext:value-type="float">
            <text:p>42.615797972863</text:p>
          </table:table-cell>
          <table:table-cell office:value-type="float" office:value="125.900413513184" calcext:value-type="float">
            <text:p>125.900413513184</text:p>
          </table:table-cell>
          <table:table-cell office:value-type="float" office:value="380.644703445992" calcext:value-type="float">
            <text:p>380.644703445992</text:p>
          </table:table-cell>
          <table:table-cell office:value-type="float" office:value="2073.02868536356" calcext:value-type="float">
            <text:p>2073.02868536356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800" calcext:value-type="float">
            <text:p>1800</text:p>
          </table:table-cell>
          <table:table-cell office:value-type="float" office:value="0.0342084533390889" calcext:value-type="float">
            <text:p>0.034208453339089</text:p>
          </table:table-cell>
          <table:table-cell office:value-type="float" office:value="0.0425860337486617" calcext:value-type="float">
            <text:p>0.042586033748662</text:p>
          </table:table-cell>
          <table:table-cell office:value-type="float" office:value="301.060350898869" calcext:value-type="float">
            <text:p>301.060350898869</text:p>
          </table:table-cell>
          <table:table-cell office:value-type="float" office:value="4406.15433131086" calcext:value-type="float">
            <text:p>4406.15433131086</text:p>
          </table:table-cell>
          <table:table-cell office:value-type="float" office:value="14.6354520552291" calcext:value-type="float">
            <text:p>14.6354520552291</text:p>
          </table:table-cell>
          <table:table-cell office:value-type="float" office:value="67.6253280639648" calcext:value-type="float">
            <text:p>67.6253280639648</text:p>
          </table:table-cell>
          <table:table-cell office:value-type="float" office:value="293.366920106486" calcext:value-type="float">
            <text:p>293.366920106486</text:p>
          </table:table-cell>
          <table:table-cell office:value-type="float" office:value="1742.37570168862" calcext:value-type="float">
            <text:p>1742.3757016886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100" calcext:value-type="float">
            <text:p>2100</text:p>
          </table:table-cell>
          <table:table-cell office:value-type="float" office:value="0.121649448864005" calcext:value-type="float">
            <text:p>0.121649448864005</text:p>
          </table:table-cell>
          <table:table-cell office:value-type="float" office:value="0.377689250131573" calcext:value-type="float">
            <text:p>0.377689250131573</text:p>
          </table:table-cell>
          <table:table-cell office:value-type="float" office:value="450.551666816291" calcext:value-type="float">
            <text:p>450.551666816291</text:p>
          </table:table-cell>
          <table:table-cell office:value-type="float" office:value="35671.6062867034" calcext:value-type="float">
            <text:p>35671.6062867034</text:p>
          </table:table-cell>
          <table:table-cell office:value-type="float" office:value="79.173175717599" calcext:value-type="float">
            <text:p>79.173175717599</text:p>
          </table:table-cell>
          <table:table-cell office:value-type="float" office:value="436.099639892578" calcext:value-type="float">
            <text:p>436.099639892578</text:p>
          </table:table-cell>
          <table:table-cell office:value-type="float" office:value="113.198570112128" calcext:value-type="float">
            <text:p>113.198570112128</text:p>
          </table:table-cell>
          <table:table-cell office:value-type="float" office:value="2461.45049666859" calcext:value-type="float">
            <text:p>2461.45049666859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666.14878556408" calcext:value-type="float">
            <text:p>1666.14878556408</text:p>
          </table:table-cell>
          <table:table-cell office:value-type="float" office:value="0.0123918376891597" calcext:value-type="float">
            <text:p>0.01239183768916</text:p>
          </table:table-cell>
          <table:table-cell office:value-type="float" office:value="0.058451473742309" calcext:value-type="float">
            <text:p>0.058451473742309</text:p>
          </table:table-cell>
          <table:table-cell office:value-type="float" office:value="72.9310502942808" calcext:value-type="float">
            <text:p>72.9310502942808</text:p>
          </table:table-cell>
          <table:table-cell office:value-type="float" office:value="1402.23166495838" calcext:value-type="float">
            <text:p>1402.23166495838</text:p>
          </table:table-cell>
          <table:table-cell office:value-type="float" office:value="19.2268129870651" calcext:value-type="float">
            <text:p>19.2268129870651</text:p>
          </table:table-cell>
          <table:table-cell office:value-type="float" office:value="51.8547668457031" calcext:value-type="float">
            <text:p>51.8547668457031</text:p>
          </table:table-cell>
          <table:table-cell office:value-type="float" office:value="58.5957629509605" calcext:value-type="float">
            <text:p>58.5957629509605</text:p>
          </table:table-cell>
          <table:table-cell office:value-type="float" office:value="1746.57750357351" calcext:value-type="float">
            <text:p>1746.5775035735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700" calcext:value-type="float">
            <text:p>1700</text:p>
          </table:table-cell>
          <table:table-cell office:value-type="float" office:value="0.0439822971502571" calcext:value-type="float">
            <text:p>0.043982297150257</text:p>
          </table:table-cell>
          <table:table-cell office:value-type="float" office:value="0.105126801369333" calcext:value-type="float">
            <text:p>0.105126801369333</text:p>
          </table:table-cell>
          <table:table-cell office:value-type="float" office:value="120.653009636271" calcext:value-type="float">
            <text:p>120.653009636271</text:p>
          </table:table-cell>
          <table:table-cell office:value-type="float" office:value="12331.1030943741" calcext:value-type="float">
            <text:p>12331.1030943741</text:p>
          </table:table-cell>
          <table:table-cell office:value-type="float" office:value="102.203029427515" calcext:value-type="float">
            <text:p>102.203029427515</text:p>
          </table:table-cell>
          <table:table-cell office:value-type="float" office:value="120.297317504883" calcext:value-type="float">
            <text:p>120.297317504883</text:p>
          </table:table-cell>
          <table:table-cell office:value-type="float" office:value="-9.25769646393269" calcext:value-type="float">
            <text:p>-9.25769646393269</text:p>
          </table:table-cell>
          <table:table-cell office:value-type="float" office:value="2212.17819646564" calcext:value-type="float">
            <text:p>2212.17819646564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949.11815467526" calcext:value-type="float">
            <text:p>1949.11815467526</text:p>
          </table:table-cell>
          <table:table-cell office:value-type="float" office:value="0.0517983105451823" calcext:value-type="float">
            <text:p>0.051798310545182</text:p>
          </table:table-cell>
          <table:table-cell office:value-type="float" office:value="0.0165006889625862" calcext:value-type="float">
            <text:p>0.016500688962586</text:p>
          </table:table-cell>
          <table:table-cell office:value-type="float" office:value="170.331494852819" calcext:value-type="float">
            <text:p>170.331494852819</text:p>
          </table:table-cell>
          <table:table-cell office:value-type="float" office:value="3212.07705467434" calcext:value-type="float">
            <text:p>3212.07705467434</text:p>
          </table:table-cell>
          <table:table-cell office:value-type="float" office:value="18.8577987732089" calcext:value-type="float">
            <text:p>18.8577987732089</text:p>
          </table:table-cell>
          <table:table-cell office:value-type="float" office:value="101.455848693848" calcext:value-type="float">
            <text:p>101.455848693848</text:p>
          </table:table-cell>
          <table:table-cell office:value-type="float" office:value="136.819328592484" calcext:value-type="float">
            <text:p>136.819328592484</text:p>
          </table:table-cell>
          <table:table-cell office:value-type="float" office:value="1941.36738318633" calcext:value-type="float">
            <text:p>1941.3673831863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850" calcext:value-type="float">
            <text:p>1850</text:p>
          </table:table-cell>
          <table:table-cell office:value-type="float" office:value="0.0791491625313999" calcext:value-type="float">
            <text:p>0.0791491625314</text:p>
          </table:table-cell>
          <table:table-cell office:value-type="float" office:value="0.0694701804155463" calcext:value-type="float">
            <text:p>0.069470180415546</text:p>
          </table:table-cell>
          <table:table-cell office:value-type="float" office:value="253.621455060635" calcext:value-type="float">
            <text:p>253.621455060635</text:p>
          </table:table-cell>
          <table:table-cell office:value-type="float" office:value="13113.2030948392" calcext:value-type="float">
            <text:p>13113.2030948392</text:p>
          </table:table-cell>
          <table:table-cell office:value-type="float" office:value="51.7038398494484" calcext:value-type="float">
            <text:p>51.7038398494484</text:p>
          </table:table-cell>
          <table:table-cell office:value-type="float" office:value="160.065460205078" calcext:value-type="float">
            <text:p>160.065460205078</text:p>
          </table:table-cell>
          <table:table-cell office:value-type="float" office:value="196.730497964074" calcext:value-type="float">
            <text:p>196.730497964074</text:p>
          </table:table-cell>
          <table:table-cell office:value-type="float" office:value="1916.98536508966" calcext:value-type="float">
            <text:p>1916.98536508966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350" calcext:value-type="float">
            <text:p>2350</text:p>
          </table:table-cell>
          <table:table-cell office:value-type="float" office:value="0.0815068760681352" calcext:value-type="float">
            <text:p>0.081506876068135</text:p>
          </table:table-cell>
          <table:table-cell office:value-type="float" office:value="0.271573231610318" calcext:value-type="float">
            <text:p>0.271573231610318</text:p>
          </table:table-cell>
          <table:table-cell office:value-type="float" office:value="515.289477102457" calcext:value-type="float">
            <text:p>515.289477102457</text:p>
          </table:table-cell>
          <table:table-cell office:value-type="float" office:value="27758.6402610935" calcext:value-type="float">
            <text:p>27758.6402610935</text:p>
          </table:table-cell>
          <table:table-cell office:value-type="float" office:value="53.8699924888514" calcext:value-type="float">
            <text:p>53.8699924888514</text:p>
          </table:table-cell>
          <table:table-cell office:value-type="float" office:value="289.569061279297" calcext:value-type="float">
            <text:p>289.569061279297</text:p>
          </table:table-cell>
          <table:table-cell office:value-type="float" office:value="426.231159917558" calcext:value-type="float">
            <text:p>426.231159917558</text:p>
          </table:table-cell>
          <table:table-cell office:value-type="float" office:value="2457.67673562591" calcext:value-type="float">
            <text:p>2457.6767356259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800" calcext:value-type="float">
            <text:p>1800</text:p>
          </table:table-cell>
          <table:table-cell office:value-type="float" office:value="0.0919788515801012" calcext:value-type="float">
            <text:p>0.091978851580101</text:p>
          </table:table-cell>
          <table:table-cell office:value-type="float" office:value="0.205250720034533" calcext:value-type="float">
            <text:p>0.205250720034533</text:p>
          </table:table-cell>
          <table:table-cell office:value-type="float" office:value="362.863321299124" calcext:value-type="float">
            <text:p>362.863321299124</text:p>
          </table:table-cell>
          <table:table-cell office:value-type="float" office:value="15021.5538883288" calcext:value-type="float">
            <text:p>15021.5538883288</text:p>
          </table:table-cell>
          <table:table-cell office:value-type="float" office:value="41.3972782769794" calcext:value-type="float">
            <text:p>41.3972782769794</text:p>
          </table:table-cell>
          <table:table-cell office:value-type="float" office:value="217.833969116211" calcext:value-type="float">
            <text:p>217.833969116211</text:p>
          </table:table-cell>
          <table:table-cell office:value-type="float" office:value="290.203640290064" calcext:value-type="float">
            <text:p>290.203640290064</text:p>
          </table:table-cell>
          <table:table-cell office:value-type="float" office:value="1893.66371239327" calcext:value-type="float">
            <text:p>1893.66371239327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900" calcext:value-type="float">
            <text:p>1900</text:p>
          </table:table-cell>
          <table:table-cell office:value-type="float" office:value="0.0544542726622231" calcext:value-type="float">
            <text:p>0.054454272662223</text:p>
          </table:table-cell>
          <table:table-cell office:value-type="float" office:value="0.11379546723003" calcext:value-type="float">
            <text:p>0.11379546723003</text:p>
          </table:table-cell>
          <table:table-cell office:value-type="float" office:value="272.618028870493" calcext:value-type="float">
            <text:p>272.618028870493</text:p>
          </table:table-cell>
          <table:table-cell office:value-type="float" office:value="7481.59346985443" calcext:value-type="float">
            <text:p>7481.59346985443</text:p>
          </table:table-cell>
          <table:table-cell office:value-type="float" office:value="27.4435021808794" calcext:value-type="float">
            <text:p>27.4435021808794</text:p>
          </table:table-cell>
          <table:table-cell office:value-type="float" office:value="138.359268188477" calcext:value-type="float">
            <text:p>138.359268188477</text:p>
          </table:table-cell>
          <table:table-cell office:value-type="float" office:value="234.89849580664" calcext:value-type="float">
            <text:p>234.89849580664</text:p>
          </table:table-cell>
          <table:table-cell office:value-type="float" office:value="1924.51789534962" calcext:value-type="float">
            <text:p>1924.5178953496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800" calcext:value-type="float">
            <text:p>1800</text:p>
          </table:table-cell>
          <table:table-cell office:value-type="float" office:value="0.0691150383789755" calcext:value-type="float">
            <text:p>0.069115038378976</text:p>
          </table:table-cell>
          <table:table-cell office:value-type="float" office:value="0.15707963267949" calcext:value-type="float">
            <text:p>0.15707963267949</text:p>
          </table:table-cell>
          <table:table-cell office:value-type="float" office:value="385.564704348988" calcext:value-type="float">
            <text:p>385.564704348988</text:p>
          </table:table-cell>
          <table:table-cell office:value-type="float" office:value="13831.7248887707" calcext:value-type="float">
            <text:p>13831.7248887707</text:p>
          </table:table-cell>
          <table:table-cell office:value-type="float" office:value="35.8739395301369" calcext:value-type="float">
            <text:p>35.8739395301369</text:p>
          </table:table-cell>
          <table:table-cell office:value-type="float" office:value="157.570007324219" calcext:value-type="float">
            <text:p>157.570007324219</text:p>
          </table:table-cell>
          <table:table-cell office:value-type="float" office:value="351.897477427701" calcext:value-type="float">
            <text:p>351.897477427701</text:p>
          </table:table-cell>
          <table:table-cell office:value-type="float" office:value="1823.03236416567" calcext:value-type="float">
            <text:p>1823.03236416567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850" calcext:value-type="float">
            <text:p>1850</text:p>
          </table:table-cell>
          <table:table-cell office:value-type="float" office:value="0.0733038285837618" calcext:value-type="float">
            <text:p>0.073303828583762</text:p>
          </table:table-cell>
          <table:table-cell office:value-type="float" office:value="0.225496539357667" calcext:value-type="float">
            <text:p>0.225496539357667</text:p>
          </table:table-cell>
          <table:table-cell office:value-type="float" office:value="325.191542264187" calcext:value-type="float">
            <text:p>325.191542264187</text:p>
          </table:table-cell>
          <table:table-cell office:value-type="float" office:value="8644.98423663834" calcext:value-type="float">
            <text:p>8644.98423663834</text:p>
          </table:table-cell>
          <table:table-cell office:value-type="float" office:value="26.5842837622607" calcext:value-type="float">
            <text:p>26.5842837622607</text:p>
          </table:table-cell>
          <table:table-cell office:value-type="float" office:value="208.739974975586" calcext:value-type="float">
            <text:p>208.739974975586</text:p>
          </table:table-cell>
          <table:table-cell office:value-type="float" office:value="249.353486259503" calcext:value-type="float">
            <text:p>249.353486259503</text:p>
          </table:table-cell>
          <table:table-cell office:value-type="float" office:value="1908.17723866495" calcext:value-type="float">
            <text:p>1908.17723866495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650" calcext:value-type="float">
            <text:p>1650</text:p>
          </table:table-cell>
          <table:table-cell office:value-type="float" office:value="0.0476474885794452" calcext:value-type="float">
            <text:p>0.047647488579445</text:p>
          </table:table-cell>
          <table:table-cell office:value-type="float" office:value="0.0432841654494595" calcext:value-type="float">
            <text:p>0.04328416544946</text:p>
          </table:table-cell>
          <table:table-cell office:value-type="float" office:value="274.42617749618" calcext:value-type="float">
            <text:p>274.42617749618</text:p>
          </table:table-cell>
          <table:table-cell office:value-type="float" office:value="5824.89519157808" calcext:value-type="float">
            <text:p>5824.89519157808</text:p>
          </table:table-cell>
          <table:table-cell office:value-type="float" office:value="21.2257272419253" calcext:value-type="float">
            <text:p>21.2257272419253</text:p>
          </table:table-cell>
          <table:table-cell office:value-type="float" office:value="81.2395706176758" calcext:value-type="float">
            <text:p>81.2395706176758</text:p>
          </table:table-cell>
          <table:table-cell office:value-type="float" office:value="262.125655877323" calcext:value-type="float">
            <text:p>262.125655877323</text:p>
          </table:table-cell>
          <table:table-cell office:value-type="float" office:value="1603.07034762068" calcext:value-type="float">
            <text:p>1603.07034762068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800" calcext:value-type="float">
            <text:p>2800</text:p>
          </table:table-cell>
          <table:table-cell office:value-type="float" office:value="0.0830776723949301" calcext:value-type="float">
            <text:p>0.08307767239493</text:p>
          </table:table-cell>
          <table:table-cell office:value-type="float" office:value="0.184306769010601" calcext:value-type="float">
            <text:p>0.184306769010601</text:p>
          </table:table-cell>
          <table:table-cell office:value-type="float" office:value="583.259257483374" calcext:value-type="float">
            <text:p>583.259257483374</text:p>
          </table:table-cell>
          <table:table-cell office:value-type="float" office:value="31388.6528822211" calcext:value-type="float">
            <text:p>31388.6528822211</text:p>
          </table:table-cell>
          <table:table-cell office:value-type="float" office:value="53.8159531623308" calcext:value-type="float">
            <text:p>53.8159531623308</text:p>
          </table:table-cell>
          <table:table-cell office:value-type="float" office:value="298.582977294922" calcext:value-type="float">
            <text:p>298.582977294922</text:p>
          </table:table-cell>
          <table:table-cell office:value-type="float" office:value="501.038494382153" calcext:value-type="float">
            <text:p>501.038494382153</text:p>
          </table:table-cell>
          <table:table-cell office:value-type="float" office:value="2896.58248330353" calcext:value-type="float">
            <text:p>2896.58248330353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329.84013790489" calcext:value-type="float">
            <text:p>2329.84013790489</text:p>
          </table:table-cell>
          <table:table-cell office:value-type="float" office:value="0.0661479786505851" calcext:value-type="float">
            <text:p>0.066147978650585</text:p>
          </table:table-cell>
          <table:table-cell office:value-type="float" office:value="0.353254640603652" calcext:value-type="float">
            <text:p>0.353254640603652</text:p>
          </table:table-cell>
          <table:table-cell office:value-type="float" office:value="377.253367797768" calcext:value-type="float">
            <text:p>377.253367797768</text:p>
          </table:table-cell>
          <table:table-cell office:value-type="float" office:value="25369.0399246382" calcext:value-type="float">
            <text:p>25369.0399246382</text:p>
          </table:table-cell>
          <table:table-cell office:value-type="float" office:value="67.2466890692879" calcext:value-type="float">
            <text:p>67.2466890692879</text:p>
          </table:table-cell>
          <table:table-cell office:value-type="float" office:value="336.075164794922" calcext:value-type="float">
            <text:p>336.075164794922</text:p>
          </table:table-cell>
          <table:table-cell office:value-type="float" office:value="171.387226770325" calcext:value-type="float">
            <text:p>171.387226770325</text:p>
          </table:table-cell>
          <table:table-cell office:value-type="float" office:value="2686.43534627075" calcext:value-type="float">
            <text:p>2686.43534627075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400" calcext:value-type="float">
            <text:p>2400</text:p>
          </table:table-cell>
          <table:table-cell office:value-type="float" office:value="0.0841248699461267" calcext:value-type="float">
            <text:p>0.084124869946127</text:p>
          </table:table-cell>
          <table:table-cell office:value-type="float" office:value="0.220609617452083" calcext:value-type="float">
            <text:p>0.220609617452083</text:p>
          </table:table-cell>
          <table:table-cell office:value-type="float" office:value="596.041955511357" calcext:value-type="float">
            <text:p>596.041955511357</text:p>
          </table:table-cell>
          <table:table-cell office:value-type="float" office:value="37939.2555708483" calcext:value-type="float">
            <text:p>37939.2555708483</text:p>
          </table:table-cell>
          <table:table-cell office:value-type="float" office:value="63.6519882871322" calcext:value-type="float">
            <text:p>63.6519882871322</text:p>
          </table:table-cell>
          <table:table-cell office:value-type="float" office:value="261.348175048828" calcext:value-type="float">
            <text:p>261.348175048828</text:p>
          </table:table-cell>
          <table:table-cell office:value-type="float" office:value="535.689408568709" calcext:value-type="float">
            <text:p>535.689408568709</text:p>
          </table:table-cell>
          <table:table-cell office:value-type="float" office:value="2447.77235347642" calcext:value-type="float">
            <text:p>2447.7723534764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000" calcext:value-type="float">
            <text:p>2000</text:p>
          </table:table-cell>
          <table:table-cell office:value-type="float" office:value="0.0671951762017817" calcext:value-type="float">
            <text:p>0.067195176201782</text:p>
          </table:table-cell>
          <table:table-cell office:value-type="float" office:value="0.124267442741996" calcext:value-type="float">
            <text:p>0.124267442741996</text:p>
          </table:table-cell>
          <table:table-cell office:value-type="float" office:value="330.27164563135" calcext:value-type="float">
            <text:p>330.27164563135</text:p>
          </table:table-cell>
          <table:table-cell office:value-type="float" office:value="15381.0976865603" calcext:value-type="float">
            <text:p>15381.0976865603</text:p>
          </table:table-cell>
          <table:table-cell office:value-type="float" office:value="46.5710511029719" calcext:value-type="float">
            <text:p>46.5710511029719</text:p>
          </table:table-cell>
          <table:table-cell office:value-type="float" office:value="169.197982788086" calcext:value-type="float">
            <text:p>169.197982788086</text:p>
          </table:table-cell>
          <table:table-cell office:value-type="float" office:value="283.63956437701" calcext:value-type="float">
            <text:p>283.63956437701</text:p>
          </table:table-cell>
          <table:table-cell office:value-type="float" office:value="2063.07321206771" calcext:value-type="float">
            <text:p>2063.07321206771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000" calcext:value-type="float">
            <text:p>2000</text:p>
          </table:table-cell>
          <table:table-cell office:value-type="float" office:value="0.106988683147252" calcext:value-type="float">
            <text:p>0.106988683147252</text:p>
          </table:table-cell>
          <table:table-cell office:value-type="float" office:value="0.105417886820458" calcext:value-type="float">
            <text:p>0.105417886820458</text:p>
          </table:table-cell>
          <table:table-cell office:value-type="float" office:value="520.222649205155" calcext:value-type="float">
            <text:p>520.222649205155</text:p>
          </table:table-cell>
          <table:table-cell office:value-type="float" office:value="40087.9209837665" calcext:value-type="float">
            <text:p>40087.9209837665</text:p>
          </table:table-cell>
          <table:table-cell office:value-type="float" office:value="77.059161197646" calcext:value-type="float">
            <text:p>77.059161197646</text:p>
          </table:table-cell>
          <table:table-cell office:value-type="float" office:value="204.090347290039" calcext:value-type="float">
            <text:p>204.090347290039</text:p>
          </table:table-cell>
          <table:table-cell office:value-type="float" office:value="478.517223161508" calcext:value-type="float">
            <text:p>478.517223161508</text:p>
          </table:table-cell>
          <table:table-cell office:value-type="float" office:value="2088.64887016928" calcext:value-type="float">
            <text:p>2088.64887016928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600" calcext:value-type="float">
            <text:p>2600</text:p>
          </table:table-cell>
          <table:table-cell office:value-type="float" office:value="0.200538331054148" calcext:value-type="float">
            <text:p>0.200538331054148</text:p>
          </table:table-cell>
          <table:table-cell office:value-type="float" office:value="0.208043246837724" calcext:value-type="float">
            <text:p>0.208043246837724</text:p>
          </table:table-cell>
          <table:table-cell office:value-type="float" office:value="1063.44142747282" calcext:value-type="float">
            <text:p>1063.44142747282</text:p>
          </table:table-cell>
          <table:table-cell office:value-type="float" office:value="174480.476217939" calcext:value-type="float">
            <text:p>174480.476217939</text:p>
          </table:table-cell>
          <table:table-cell office:value-type="float" office:value="164.07154330312" calcext:value-type="float">
            <text:p>164.07154330312</text:p>
          </table:table-cell>
          <table:table-cell office:value-type="float" office:value="418.687286376953" calcext:value-type="float">
            <text:p>418.687286376953</text:p>
          </table:table-cell>
          <table:table-cell office:value-type="float" office:value="977.552367243352" calcext:value-type="float">
            <text:p>977.552367243352</text:p>
          </table:table-cell>
          <table:table-cell office:value-type="float" office:value="2664.58362305616" calcext:value-type="float">
            <text:p>2664.58362305616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1600" calcext:value-type="float">
            <text:p>1600</text:p>
          </table:table-cell>
          <table:table-cell office:value-type="float" office:value="0.0719075651821664" calcext:value-type="float">
            <text:p>0.071907565182166</text:p>
          </table:table-cell>
          <table:table-cell office:value-type="float" office:value="-0.0663225115757845" calcext:value-type="float">
            <text:p>-0.066322511575785</text:p>
          </table:table-cell>
          <table:table-cell office:value-type="float" office:value="436.943603030406" calcext:value-type="float">
            <text:p>436.943603030406</text:p>
          </table:table-cell>
          <table:table-cell office:value-type="float" office:value="12655.342134564" calcext:value-type="float">
            <text:p>12655.342134564</text:p>
          </table:table-cell>
          <table:table-cell office:value-type="float" office:value="28.9633308435994" calcext:value-type="float">
            <text:p>28.9633308435994</text:p>
          </table:table-cell>
          <table:table-cell office:value-type="float" office:value="103.732704162598" calcext:value-type="float">
            <text:p>103.732704162598</text:p>
          </table:table-cell>
          <table:table-cell office:value-type="float" office:value="432.129748946623" calcext:value-type="float">
            <text:p>432.129748946623</text:p>
          </table:table-cell>
          <table:table-cell office:value-type="float" office:value="1475.37153371249" calcext:value-type="float">
            <text:p>1475.37153371249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300" calcext:value-type="float">
            <text:p>2300</text:p>
          </table:table-cell>
          <table:table-cell office:value-type="float" office:value="0.0450294947014537" calcext:value-type="float">
            <text:p>0.045029494701454</text:p>
          </table:table-cell>
          <table:table-cell office:value-type="float" office:value="0.136833813356355" calcext:value-type="float">
            <text:p>0.136833813356355</text:p>
          </table:table-cell>
          <table:table-cell office:value-type="float" office:value="185.4460437168" calcext:value-type="float">
            <text:p>185.4460437168</text:p>
          </table:table-cell>
          <table:table-cell office:value-type="float" office:value="5086.29249717034" calcext:value-type="float">
            <text:p>5086.29249717034</text:p>
          </table:table-cell>
          <table:table-cell office:value-type="float" office:value="27.4273443381611" calcext:value-type="float">
            <text:p>27.4273443381611</text:p>
          </table:table-cell>
          <table:table-cell office:value-type="float" office:value="178.691741943359" calcext:value-type="float">
            <text:p>178.691741943359</text:p>
          </table:table-cell>
          <table:table-cell office:value-type="float" office:value="49.5932902239597" calcext:value-type="float">
            <text:p>49.5932902239597</text:p>
          </table:table-cell>
          <table:table-cell office:value-type="float" office:value="2480.592151132" calcext:value-type="float">
            <text:p>2480.592151132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2600" calcext:value-type="float">
            <text:p>2600</text:p>
          </table:table-cell>
          <table:table-cell office:value-type="float" office:value="0.0699877030049726" calcext:value-type="float">
            <text:p>0.069987703004973</text:p>
          </table:table-cell>
          <table:table-cell office:value-type="float" office:value="0.0488692190558412" calcext:value-type="float">
            <text:p>0.048869219055841</text:p>
          </table:table-cell>
          <table:table-cell office:value-type="float" office:value="745.474369192664" calcext:value-type="float">
            <text:p>745.474369192664</text:p>
          </table:table-cell>
          <table:table-cell office:value-type="float" office:value="39845.7736975332" calcext:value-type="float">
            <text:p>39845.7736975332</text:p>
          </table:table-cell>
          <table:table-cell office:value-type="float" office:value="53.4502262508173" calcext:value-type="float">
            <text:p>53.4502262508173</text:p>
          </table:table-cell>
          <table:table-cell office:value-type="float" office:value="154.122604370117" calcext:value-type="float">
            <text:p>154.122604370117</text:p>
          </table:table-cell>
          <table:table-cell office:value-type="float" office:value="729.368395042923" calcext:value-type="float">
            <text:p>729.368395042923</text:p>
          </table:table-cell>
          <table:table-cell office:value-type="float" office:value="2545.41974445462" calcext:value-type="float">
            <text:p>2545.41974445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Esc.</number:text>
    </number:number-style>
    <number:number-style style:name="N133">
      <number:text>-</number:text>
      <number:number number:decimal-places="0" loext:min-decimal-places="0" number:min-integer-digits="1" number:grouping="true"/>
      <number:text> Esc.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Esc.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Esc.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Esc.</number:text>
    </number:number-style>
    <number:number-style style:name="N135">
      <number:text>-</number:text>
      <number:number number:decimal-places="2" loext:min-decimal-places="2" number:min-integer-digits="1" number:grouping="true"/>
      <number:text> Esc.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Esc.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Esc.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Esc.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Esc. </number:text>
    </number:number-style>
    <number:number-style style:name="N137P2" style:volatile="true">
      <loext:text> </loext:text>
      <loext:fill-character> </loext:fill-character>
      <number:text>- Esc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8P2" style:volatile="true">
      <loext:text> </loext:text>
      <loext:fill-character> </loext:fill-character>
      <number:text>-  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Esc.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Esc.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Esc.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4" loext:min-decimal-places="4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True</number:text>
    </number:number-style>
    <number:number-style style:name="N143P1" style:volatile="true">
      <number:text>True</number:text>
    </number:number-style>
    <number:number-style style:name="N143">
      <number:text>False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6:03:34.153540119</meta:creation-date>
    <dc:date>2020-01-27T16:04:15.619564196</dc:date>
    <meta:editing-duration>PT41S</meta:editing-duration>
    <meta:editing-cycles>1</meta:editing-cycles>
    <meta:document-statistic meta:table-count="1" meta:cell-count="1060" meta:object-count="0"/>
    <meta:generator>LibreOffice/6.0.7.3$Linux_X86_64 LibreOffice_project/00m0$Build-3</meta:generator>
  </office:meta>
</office:document-meta>
</file>